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03cm"/>
    </style:style>
    <style:style style:name="co2" style:family="table-column">
      <style:table-column-properties fo:break-before="auto" style:column-width="3.106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365cm"/>
    </style:style>
    <style:style style:name="co6" style:family="table-column">
      <style:table-column-properties fo:break-before="auto" style:column-width="1.494cm"/>
    </style:style>
    <style:style style:name="co7" style:family="table-column">
      <style:table-column-properties fo:break-before="auto" style:column-width="2.194cm"/>
    </style:style>
    <style:style style:name="co8" style:family="table-column">
      <style:table-column-properties fo:break-before="auto" style:column-width="3.353cm"/>
    </style:style>
    <style:style style:name="co9" style:family="table-column">
      <style:table-column-properties fo:break-before="auto" style:column-width="3.149cm"/>
    </style:style>
    <style:style style:name="co10" style:family="table-column">
      <style:table-column-properties fo:break-before="auto" style:column-width="2.15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none"/>
      <style:paragraph-properties fo:text-align="center" fo:margin-left="0cm"/>
    </style:style>
    <style:style style:name="ce5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9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14" style:family="table-cell" style:parent-style-name="Default" style:data-style-name="N11">
      <style:table-cell-properties style:text-align-source="fix" style:repeat-content="false" fo:border="none"/>
      <style:paragraph-properties fo:text-align="center" fo:margin-left="0cm"/>
      <style:text-properties style:use-window-font-color="true" fo:font-weight="bold" style:font-weight-asian="bold" style:font-weight-complex="bold"/>
      <style:map style:condition="cell-content()&lt;0" style:apply-style-name="Red_20_color" style:base-cell-address="Hoja1.I3"/>
    </style:style>
    <style:style style:name="ce15" style:family="table-cell" style:parent-style-name="Default" style:data-style-name="N1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cm"/>
      <style:text-properties style:use-window-font-color="true" fo:font-weight="bold" style:font-weight-asian="bold" style:font-weight-complex="bold"/>
      <style:map style:condition="cell-content()&lt;0" style:apply-style-name="Red_20_color" style:base-cell-address="Hoja1.I3"/>
    </style:style>
    <style:style style:name="ce16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</style:style>
    <style:style style:name="ce17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fo:color="#c9211e"/>
    </style:style>
    <style:style style:name="ce18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fo:color="#00a933"/>
    </style:style>
    <style:style style:name="ce19" style:family="table-cell" style:parent-style-name="Default" style:data-style-name="N4">
      <style:table-cell-properties style:text-align-source="fix" style:repeat-content="false" fo:border="none"/>
      <style:paragraph-properties fo:text-align="center" fo:margin-left="0cm"/>
      <style:text-properties style:use-window-font-color="true"/>
    </style:style>
    <style:style style:name="ce20" style:family="table-cell" style:parent-style-name="Default" style:data-style-name="N1011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cm"/>
    </style:style>
    <style:style style:name="ce21" style:family="table-cell" style:parent-style-name="Default" style:data-style-name="N10111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1011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 style:data-style-name="N10111">
      <style:table-cell-properties fo:border-bottom="0.74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111"/>
    <style:style style:name="ce25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cm"/>
    </style:style>
    <style:style style:name="ce26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</style:style>
    <style:style style:name="ce27" style:family="table-cell" style:parent-style-name="Default" style:data-style-name="N1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0" style:apply-style-name="Red_20_color" style:base-cell-address="Hoja1.I3"/>
    </style:style>
    <style:style style:name="ce28" style:family="table-cell" style:parent-style-name="Default" style:data-style-name="N1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cm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  <style:map style:condition="cell-content()&lt;0" style:apply-style-name="Red_20_color" style:base-cell-address="Hoja1.I3"/>
    </style:style>
    <style:style style:name="ce2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24"/>
        <table:table-column table:style-name="co9" table:default-cell-style-name="Default"/>
        <table:table-column table:style-name="co10" table:default-cell-style-name="ce30"/>
        <table:table-column table:style-name="co1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ata</text:p>
          </table:table-cell>
          <table:covered-table-cell table:number-columns-repeated="3"/>
          <table:table-cell/>
          <table:table-cell table:style-name="ce3" office:value-type="string" calcext:value-type="string" table:number-columns-spanned="6" table:number-rows-spanned="1">
            <text:p>Recuento global</text:p>
          </table:table-cell>
          <table:covered-table-cell table:number-columns-repeated="3" table:style-name="ce8"/>
          <table:covered-table-cell table:style-name="ce20"/>
          <table:covered-table-cell table:style-name="ce8"/>
          <table:table-cell table:style-name="ce25"/>
          <table:table-cell table:style-name="ce6"/>
        </table:table-row>
        <table:table-row table:style-name="ro1">
          <table:table-cell office:value-type="string" calcext:value-type="string">
            <text:p>Ladrón</text:p>
          </table:table-cell>
          <table:table-cell office:value-type="string" calcext:value-type="string">
            <text:p>Víctima</text:p>
          </table:table-cell>
          <table:table-cell office:value-type="string" calcext:value-type="string">
            <text:p>Jugador</text:p>
          </table:table-cell>
          <table:table-cell office:value-type="string" calcext:value-type="string">
            <text:p>Pagado</text:p>
          </table:table-cell>
          <table:table-cell/>
          <table:table-cell table:style-name="ce4" office:value-type="string" calcext:value-type="string">
            <text:p>Club</text:p>
          </table:table-cell>
          <table:table-cell table:style-name="ce6" table:formula="of:=[.A2]" office:value-type="string" office:string-value="Ladrón" calcext:value-type="string">
            <text:p>Ladrón</text:p>
          </table:table-cell>
          <table:table-cell table:style-name="ce6" table:formula="of:=[.B2]" office:value-type="string" office:string-value="Víctima" calcext:value-type="string">
            <text:p>Víctima</text:p>
          </table:table-cell>
          <table:table-cell table:style-name="ce13" office:value-type="string" calcext:value-type="string">
            <text:p>Balance L/V</text:p>
          </table:table-cell>
          <table:table-cell table:style-name="ce21" office:value-type="string" calcext:value-type="string">
            <text:p>Gastado Ladrón</text:p>
          </table:table-cell>
          <table:table-cell table:style-name="ce6" office:value-type="string" calcext:value-type="string">
            <text:p>Ingresado Victima</text:p>
          </table:table-cell>
          <table:table-cell table:style-name="ce26" office:value-type="string" calcext:value-type="string">
            <text:p>Balance G/I</text:p>
          </table:table-cell>
          <table:table-cell table:style-name="ce6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Abdón</text:p>
          </table:table-cell>
          <table:table-cell office:value-type="float" office:value="3288669" calcext:value-type="float">
            <text:p>3288669</text:p>
          </table:table-cell>
          <table:table-cell table:style-name="ce2"/>
          <table:table-cell table:style-name="ce4" office:value-type="string" calcext:value-type="string">
            <text:p>Al-bert Ibn al-Ettif</text:p>
          </table:table-cell>
          <table:table-cell table:style-name="ce6" table:formula="of:=COUNTIF([.A:.A];[.F3])" office:value-type="float" office:value="31" calcext:value-type="float">
            <text:p>31</text:p>
          </table:table-cell>
          <table:table-cell table:style-name="ce6" table:formula="of:=COUNTIF([.B:.B];[.F3])" office:value-type="float" office:value="29" calcext:value-type="float">
            <text:p>29</text:p>
          </table:table-cell>
          <table:table-cell table:style-name="ce14" table:formula="of:=([.G3]/[.H3])-1" office:value-type="percentage" office:value="0.0689655172413792" calcext:value-type="percentage">
            <text:p>6,90 %</text:p>
          </table:table-cell>
          <table:table-cell table:style-name="ce22" table:formula="of:=SUMIF([.A:.A];[.F3]; [.D:.D])" office:value-type="currency" office:currency="EUR" office:value="272586713" calcext:value-type="currency">
            <text:p>272.586.713,00 €</text:p>
          </table:table-cell>
          <table:table-cell table:style-name="ce22" table:formula="of:=SUMIF([.B:.B];[.F3]; [.D:.D])" office:value-type="currency" office:currency="EUR" office:value="353454175" calcext:value-type="currency">
            <text:p>353.454.175,00 €</text:p>
          </table:table-cell>
          <table:table-cell table:style-name="ce27" table:formula="of:=([.J3]/[.K3])-1" office:value-type="percentage" office:value="-0.228791927553268" calcext:value-type="percentage">
            <text:p>-22,88 %</text:p>
          </table:table-cell>
          <table:table-cell table:style-name="ce6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Abdón</text:p>
          </table:table-cell>
          <table:table-cell office:value-type="float" office:value="1711316" calcext:value-type="float">
            <text:p>1711316</text:p>
          </table:table-cell>
          <table:table-cell/>
          <table:table-cell table:style-name="ce4" office:value-type="string" calcext:value-type="string">
            <text:p>Elpu7</text:p>
          </table:table-cell>
          <table:table-cell table:style-name="ce6" table:formula="of:=COUNTIF([.A:.A];[.F4])" office:value-type="float" office:value="26" calcext:value-type="float">
            <text:p>26</text:p>
          </table:table-cell>
          <table:table-cell table:style-name="ce6" table:formula="of:=COUNTIF([.B:.B];[.F4])" office:value-type="float" office:value="46" calcext:value-type="float">
            <text:p>46</text:p>
          </table:table-cell>
          <table:table-cell table:style-name="ce14" table:formula="of:=([.G4]/[.H4])-1" office:value-type="percentage" office:value="-0.434782608695652" calcext:value-type="percentage">
            <text:p>-43,48 %</text:p>
          </table:table-cell>
          <table:table-cell table:style-name="ce22" table:formula="of:=SUMIF([.A:.A];[.F4]; [.D:.D])" office:value-type="currency" office:currency="EUR" office:value="540266146" calcext:value-type="currency">
            <text:p>540.266.146,00 €</text:p>
          </table:table-cell>
          <table:table-cell table:style-name="ce22" table:formula="of:=SUMIF([.B:.B];[.F4]; [.D:.D])" office:value-type="currency" office:currency="EUR" office:value="890164774" calcext:value-type="currency">
            <text:p>890.164.774,00 €</text:p>
          </table:table-cell>
          <table:table-cell table:style-name="ce27" table:formula="of:=([.J4]/[.K4])-1" office:value-type="percentage" office:value="-0.393071752803375" calcext:value-type="percentage">
            <text:p>-39,31 %</text:p>
          </table:table-cell>
          <table:table-cell table:style-name="ce6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Abdón</text:p>
          </table:table-cell>
          <table:table-cell office:value-type="float" office:value="1425199" calcext:value-type="float">
            <text:p>1425199</text:p>
          </table:table-cell>
          <table:table-cell/>
          <table:table-cell table:style-name="ce4" office:value-type="string" calcext:value-type="string">
            <text:p>Ensaimada City</text:p>
          </table:table-cell>
          <table:table-cell table:style-name="ce6" table:formula="of:=COUNTIF([.A:.A];[.F5])" office:value-type="float" office:value="78" calcext:value-type="float">
            <text:p>78</text:p>
          </table:table-cell>
          <table:table-cell table:style-name="ce6" table:formula="of:=COUNTIF([.B:.B];[.F5])" office:value-type="float" office:value="37" calcext:value-type="float">
            <text:p>37</text:p>
          </table:table-cell>
          <table:table-cell table:style-name="ce14" table:formula="of:=([.G5]/[.H5])-1" office:value-type="percentage" office:value="1.10810810810811" calcext:value-type="percentage">
            <text:p>110,81 %</text:p>
          </table:table-cell>
          <table:table-cell table:style-name="ce22" table:formula="of:=SUMIF([.A:.A];[.F5]; [.D:.D])" office:value-type="currency" office:currency="EUR" office:value="1373400372" calcext:value-type="currency">
            <text:p>1.373.400.372,00 €</text:p>
          </table:table-cell>
          <table:table-cell table:style-name="ce22" table:formula="of:=SUMIF([.B:.B];[.F5]; [.D:.D])" office:value-type="currency" office:currency="EUR" office:value="938255545" calcext:value-type="currency">
            <text:p>938.255.545,00 €</text:p>
          </table:table-cell>
          <table:table-cell table:style-name="ce27" table:formula="of:=([.J5]/[.K5])-1" office:value-type="percentage" office:value="0.463780714453438" calcext:value-type="percentage">
            <text:p>46,38 %</text:p>
          </table:table-cell>
          <table:table-cell table:style-name="ce6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Abner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4" office:value-type="string" calcext:value-type="string">
            <text:p>Jorch579</text:p>
          </table:table-cell>
          <table:table-cell table:style-name="ce6" table:formula="of:=COUNTIF([.A:.A];[.F6])" office:value-type="float" office:value="28" calcext:value-type="float">
            <text:p>28</text:p>
          </table:table-cell>
          <table:table-cell table:style-name="ce6" table:formula="of:=COUNTIF([.B:.B];[.F6])" office:value-type="float" office:value="14" calcext:value-type="float">
            <text:p>14</text:p>
          </table:table-cell>
          <table:table-cell table:style-name="ce14" table:formula="of:=([.G6]/[.H6])-1" office:value-type="percentage" office:value="1" calcext:value-type="percentage">
            <text:p>100,00 %</text:p>
          </table:table-cell>
          <table:table-cell table:style-name="ce22" table:formula="of:=SUMIF([.A:.A];[.F6]; [.D:.D])" office:value-type="currency" office:currency="EUR" office:value="283696847" calcext:value-type="currency">
            <text:p>283.696.847,00 €</text:p>
          </table:table-cell>
          <table:table-cell table:style-name="ce22" table:formula="of:=SUMIF([.B:.B];[.F6]; [.D:.D])" office:value-type="currency" office:currency="EUR" office:value="193786394" calcext:value-type="currency">
            <text:p>193.786.394,00 €</text:p>
          </table:table-cell>
          <table:table-cell table:style-name="ce27" table:formula="of:=([.J6]/[.K6])-1" office:value-type="percentage" office:value="0.463966799444134" calcext:value-type="percentage">
            <text:p>46,40 %</text:p>
          </table:table-cell>
          <table:table-cell table:style-name="ce6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Abqar</text:p>
          </table:table-cell>
          <table:table-cell office:value-type="float" office:value="6721585" calcext:value-type="float">
            <text:p>6721585</text:p>
          </table:table-cell>
          <table:table-cell/>
          <table:table-cell table:style-name="ce4" office:value-type="string" calcext:value-type="string">
            <text:p>makinaone</text:p>
          </table:table-cell>
          <table:table-cell table:style-name="ce6" table:formula="of:=COUNTIF([.A:.A];[.F7])" office:value-type="float" office:value="53" calcext:value-type="float">
            <text:p>53</text:p>
          </table:table-cell>
          <table:table-cell table:style-name="ce6" table:formula="of:=COUNTIF([.B:.B];[.F7])" office:value-type="float" office:value="48" calcext:value-type="float">
            <text:p>48</text:p>
          </table:table-cell>
          <table:table-cell table:style-name="ce14" table:formula="of:=([.G7]/[.H7])-1" office:value-type="percentage" office:value="0.104166666666667" calcext:value-type="percentage">
            <text:p>10,42 %</text:p>
          </table:table-cell>
          <table:table-cell table:style-name="ce22" table:formula="of:=SUMIF([.A:.A];[.F7]; [.D:.D])" office:value-type="currency" office:currency="EUR" office:value="1209657970" calcext:value-type="currency">
            <text:p>1.209.657.970,00 €</text:p>
          </table:table-cell>
          <table:table-cell table:style-name="ce22" table:formula="of:=SUMIF([.B:.B];[.F7]; [.D:.D])" office:value-type="currency" office:currency="EUR" office:value="895216953" calcext:value-type="currency">
            <text:p>895.216.953,00 €</text:p>
          </table:table-cell>
          <table:table-cell table:style-name="ce27" table:formula="of:=([.J7]/[.K7])-1" office:value-type="percentage" office:value="0.351245601355362" calcext:value-type="percentage">
            <text:p>35,12 %</text:p>
          </table:table-cell>
          <table:table-cell table:style-name="ce6"/>
        </table:table-row>
        <table:table-row table:style-name="ro1">
          <table:table-cell office:value-type="string" calcext:value-type="string">
            <text:p>PRATS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Agirrezabala</text:p>
          </table:table-cell>
          <table:table-cell office:value-type="float" office:value="3363556" calcext:value-type="float">
            <text:p>3363556</text:p>
          </table:table-cell>
          <table:table-cell/>
          <table:table-cell table:style-name="ce4" office:value-type="string" calcext:value-type="string">
            <text:p>muletjr10</text:p>
          </table:table-cell>
          <table:table-cell table:style-name="ce6" table:formula="of:=COUNTIF([.A:.A];[.F8])" office:value-type="float" office:value="40" calcext:value-type="float">
            <text:p>40</text:p>
          </table:table-cell>
          <table:table-cell table:style-name="ce6" table:formula="of:=COUNTIF([.B:.B];[.F8])" office:value-type="float" office:value="60" calcext:value-type="float">
            <text:p>60</text:p>
          </table:table-cell>
          <table:table-cell table:style-name="ce14" table:formula="of:=([.G8]/[.H8])-1" office:value-type="percentage" office:value="-0.333333333333333" calcext:value-type="percentage">
            <text:p>-33,33 %</text:p>
          </table:table-cell>
          <table:table-cell table:style-name="ce22" table:formula="of:=SUMIF([.A:.A];[.F8]; [.D:.D])" office:value-type="currency" office:currency="EUR" office:value="764437913" calcext:value-type="currency">
            <text:p>764.437.913,00 €</text:p>
          </table:table-cell>
          <table:table-cell table:style-name="ce22" table:formula="of:=SUMIF([.B:.B];[.F8]; [.D:.D])" office:value-type="currency" office:currency="EUR" office:value="788131479" calcext:value-type="currency">
            <text:p>788.131.479,00 €</text:p>
          </table:table-cell>
          <table:table-cell table:style-name="ce27" table:formula="of:=([.J8]/[.K8])-1" office:value-type="percentage" office:value="-0.0300629611065186" calcext:value-type="percentage">
            <text:p>-3,01 %</text:p>
          </table:table-cell>
          <table:table-cell table:style-name="ce6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Alcaraz</text:p>
          </table:table-cell>
          <table:table-cell office:value-type="float" office:value="8011395" calcext:value-type="float">
            <text:p>8011395</text:p>
          </table:table-cell>
          <table:table-cell/>
          <table:table-cell table:style-name="ce4" office:value-type="string" calcext:value-type="string">
            <text:p>Payo Cayetano</text:p>
          </table:table-cell>
          <table:table-cell table:style-name="ce6" table:formula="of:=COUNTIF([.A:.A];[.F9])" office:value-type="float" office:value="12" calcext:value-type="float">
            <text:p>12</text:p>
          </table:table-cell>
          <table:table-cell table:style-name="ce6" table:formula="of:=COUNTIF([.B:.B];[.F9])" office:value-type="float" office:value="31" calcext:value-type="float">
            <text:p>31</text:p>
          </table:table-cell>
          <table:table-cell table:style-name="ce14" table:formula="of:=([.G9]/[.H9])-1" office:value-type="percentage" office:value="-0.612903225806452" calcext:value-type="percentage">
            <text:p>-61,29 %</text:p>
          </table:table-cell>
          <table:table-cell table:style-name="ce22" table:formula="of:=SUMIF([.A:.A];[.F9]; [.D:.D])" office:value-type="currency" office:currency="EUR" office:value="172970545" calcext:value-type="currency">
            <text:p>172.970.545,00 €</text:p>
          </table:table-cell>
          <table:table-cell table:style-name="ce22" table:formula="of:=SUMIF([.B:.B];[.F9]; [.D:.D])" office:value-type="currency" office:currency="EUR" office:value="370900824" calcext:value-type="currency">
            <text:p>370.900.824,00 €</text:p>
          </table:table-cell>
          <table:table-cell table:style-name="ce27" table:formula="of:=([.J9]/[.K9])-1" office:value-type="percentage" office:value="-0.533647450187385" calcext:value-type="percentage">
            <text:p>-53,36 %</text:p>
          </table:table-cell>
          <table:table-cell table:style-name="ce6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Aleix García</text:p>
          </table:table-cell>
          <table:table-cell office:value-type="float" office:value="73304783" calcext:value-type="float">
            <text:p>73304783</text:p>
          </table:table-cell>
          <table:table-cell/>
          <table:table-cell table:style-name="ce4" office:value-type="string" calcext:value-type="string">
            <text:p>PRATS</text:p>
          </table:table-cell>
          <table:table-cell table:style-name="ce6" table:formula="of:=COUNTIF([.A:.A];[.F10])" office:value-type="float" office:value="19" calcext:value-type="float">
            <text:p>19</text:p>
          </table:table-cell>
          <table:table-cell table:style-name="ce6" table:formula="of:=COUNTIF([.B:.B];[.F10])" office:value-type="float" office:value="20" calcext:value-type="float">
            <text:p>20</text:p>
          </table:table-cell>
          <table:table-cell table:style-name="ce14" table:formula="of:=([.G10]/[.H10])-1" office:value-type="percentage" office:value="-0.05" calcext:value-type="percentage">
            <text:p>-5,00 %</text:p>
          </table:table-cell>
          <table:table-cell table:style-name="ce22" table:formula="of:=SUMIF([.A:.A];[.F10]; [.D:.D])" office:value-type="currency" office:currency="EUR" office:value="172971047" calcext:value-type="currency">
            <text:p>172.971.047,00 €</text:p>
          </table:table-cell>
          <table:table-cell table:style-name="ce22" table:formula="of:=SUMIF([.B:.B];[.F10]; [.D:.D])" office:value-type="currency" office:currency="EUR" office:value="490705880" calcext:value-type="currency">
            <text:p>490.705.880,00 €</text:p>
          </table:table-cell>
          <table:table-cell table:style-name="ce27" table:formula="of:=([.J10]/[.K10])-1" office:value-type="percentage" office:value="-0.64750565654522" calcext:value-type="percentage">
            <text:p>-64,75 %</text:p>
          </table:table-cell>
          <table:table-cell table:style-name="ce6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Aleix García</text:p>
          </table:table-cell>
          <table:table-cell office:value-type="float" office:value="73304783" calcext:value-type="float">
            <text:p>73304783</text:p>
          </table:table-cell>
          <table:table-cell/>
          <table:table-cell table:style-name="ce4" office:value-type="string" calcext:value-type="string">
            <text:p>Sporting de Cananú</text:p>
          </table:table-cell>
          <table:table-cell table:style-name="ce6" table:formula="of:=COUNTIF([.A:.A];[.F11])" office:value-type="float" office:value="22" calcext:value-type="float">
            <text:p>22</text:p>
          </table:table-cell>
          <table:table-cell table:style-name="ce6" table:formula="of:=COUNTIF([.B:.B];[.F11])" office:value-type="float" office:value="35" calcext:value-type="float">
            <text:p>35</text:p>
          </table:table-cell>
          <table:table-cell table:style-name="ce14" table:formula="of:=([.G11]/[.H11])-1" office:value-type="percentage" office:value="-0.371428571428571" calcext:value-type="percentage">
            <text:p>-37,14 %</text:p>
          </table:table-cell>
          <table:table-cell table:style-name="ce22" table:formula="of:=SUMIF([.A:.A];[.F11]; [.D:.D])" office:value-type="currency" office:currency="EUR" office:value="452863771" calcext:value-type="currency">
            <text:p>452.863.771,00 €</text:p>
          </table:table-cell>
          <table:table-cell table:style-name="ce22" table:formula="of:=SUMIF([.B:.B];[.F11]; [.D:.D])" office:value-type="currency" office:currency="EUR" office:value="553476859" calcext:value-type="currency">
            <text:p>553.476.859,00 €</text:p>
          </table:table-cell>
          <table:table-cell table:style-name="ce27" table:formula="of:=([.J11]/[.K11])-1" office:value-type="percentage" office:value="-0.181783730184824" calcext:value-type="percentage">
            <text:p>-18,18 %</text:p>
          </table:table-cell>
          <table:table-cell table:style-name="ce6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Aleix García</text:p>
          </table:table-cell>
          <table:table-cell office:value-type="float" office:value="28561715" calcext:value-type="float">
            <text:p>28561715</text:p>
          </table:table-cell>
          <table:table-cell/>
          <table:table-cell table:style-name="ce5" office:value-type="string" calcext:value-type="string">
            <text:p>Tugoressss</text:p>
          </table:table-cell>
          <table:table-cell table:style-name="ce9" table:formula="of:=COUNTIF([.A:.A];[.F12])" office:value-type="float" office:value="69" calcext:value-type="float">
            <text:p>69</text:p>
          </table:table-cell>
          <table:table-cell table:style-name="ce9" table:formula="of:=COUNTIF([.B:.B];[.F12])" office:value-type="float" office:value="59" calcext:value-type="float">
            <text:p>59</text:p>
          </table:table-cell>
          <table:table-cell table:style-name="ce15" table:formula="of:=([.G12]/[.H12])-1" office:value-type="percentage" office:value="0.169491525423729" calcext:value-type="percentage">
            <text:p>16,95 %</text:p>
          </table:table-cell>
          <table:table-cell table:style-name="ce23" table:formula="of:=SUMIF([.A:.A];[.F12]; [.D:.D])" office:value-type="currency" office:currency="EUR" office:value="1278057272" calcext:value-type="currency">
            <text:p>1.278.057.272,00 €</text:p>
          </table:table-cell>
          <table:table-cell table:style-name="ce23" table:formula="of:=SUMIF([.B:.B];[.F12]; [.D:.D])" office:value-type="currency" office:currency="EUR" office:value="1046815713" calcext:value-type="currency">
            <text:p>1.046.815.713,00 €</text:p>
          </table:table-cell>
          <table:table-cell table:style-name="ce28" table:formula="of:=([.J12]/[.K12])-1" office:value-type="percentage" office:value="0.220899969429481" calcext:value-type="percentage">
            <text:p>22,09 %</text:p>
          </table:table-cell>
          <table:table-cell table:style-name="ce6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Alejo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6" table:number-columns-repeated="4"/>
          <table:table-cell table:style-name="ce21"/>
          <table:table-cell table:style-name="ce6"/>
          <table:table-cell table:style-name="ce29"/>
          <table:table-cell table:style-name="ce6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Álex Baena</text:p>
          </table:table-cell>
          <table:table-cell office:value-type="float" office:value="35906698" calcext:value-type="float">
            <text:p>35906698</text:p>
          </table:table-cell>
          <table:table-cell/>
          <table:table-cell table:style-name="ce6" table:number-columns-repeated="4"/>
          <table:table-cell table:style-name="ce21"/>
          <table:table-cell table:style-name="ce6"/>
          <table:table-cell table:style-name="ce29"/>
          <table:table-cell table:style-name="ce6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Álex Balde</text:p>
          </table:table-cell>
          <table:table-cell office:value-type="float" office:value="18731801" calcext:value-type="float">
            <text:p>18731801</text:p>
          </table:table-cell>
          <table:table-cell/>
          <table:table-cell table:style-name="ce7" office:value-type="string" calcext:value-type="string" table:number-columns-spanned="3" table:number-rows-spanned="1">
            <text:p>Recuento Al-bert Ibn al-Ettif</text:p>
          </table:table-cell>
          <table:covered-table-cell table:style-name="ce8"/>
          <table:covered-table-cell table:style-name="ce10"/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Álex Sola</text:p>
          </table:table-cell>
          <table:table-cell office:value-type="float" office:value="3780762" calcext:value-type="float">
            <text:p>3780762</text:p>
          </table:table-cell>
          <table:table-cell/>
          <table:table-cell table:style-name="ce4" table:formula="of:=[.F2]" office:value-type="string" office:string-value="Club" calcext:value-type="string">
            <text:p>Club</text:p>
          </table:table-cell>
          <table:table-cell table:style-name="ce6" table:formula="of:=[.A2]" office:value-type="string" office:string-value="Ladrón" calcext:value-type="string">
            <text:p>Ladrón</text:p>
          </table:table-cell>
          <table:table-cell table:style-name="ce11" table:formula="of:=[.B2]" office:value-type="string" office:string-value="Víctima" calcext:value-type="string">
            <text:p>Víctima</text:p>
          </table:table-cell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Álex Sola</text:p>
          </table:table-cell>
          <table:table-cell office:value-type="float" office:value="3000000" calcext:value-type="float">
            <text:p>3000000</text:p>
          </table:table-cell>
          <table:table-cell/>
          <table:table-cell table:style-name="ce4" office:value-type="string" calcext:value-type="string">
            <text:p>Elpu7</text:p>
          </table:table-cell>
          <table:table-cell table:style-name="ce6" table:formula="of:=COUNTIFS([.B:.B]; [.F17]; [.A:.A]; &quot;Al-bert Ibn al-Ettif&quot;)" office:value-type="float" office:value="4" calcext:value-type="float">
            <text:p>4</text:p>
          </table:table-cell>
          <table:table-cell table:style-name="ce11" table:formula="of:=COUNTIFS([.A:.A]; [.F17]; [.B:.B]; &quot;Al-bert Ibn al-Ettif&quot;)" office:value-type="float" office:value="0" calcext:value-type="float">
            <text:p>0</text:p>
          </table:table-cell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Álex Suárez</text:p>
          </table:table-cell>
          <table:table-cell office:value-type="float" office:value="10896350" calcext:value-type="float">
            <text:p>10896350</text:p>
          </table:table-cell>
          <table:table-cell/>
          <table:table-cell table:style-name="ce4" office:value-type="string" calcext:value-type="string">
            <text:p>Ensaimada City</text:p>
          </table:table-cell>
          <table:table-cell table:style-name="ce6" table:formula="of:=COUNTIFS([.B:.B]; [.F18]; [.A:.A]; &quot;Al-bert Ibn al-Ettif&quot;)" office:value-type="float" office:value="2" calcext:value-type="float">
            <text:p>2</text:p>
          </table:table-cell>
          <table:table-cell table:style-name="ce11" table:formula="of:=COUNTIFS([.A:.A]; [.F18]; [.B:.B]; &quot;Al-bert Ibn al-Ettif&quot;)" office:value-type="float" office:value="3" calcext:value-type="float">
            <text:p>3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Álex Suárez</text:p>
          </table:table-cell>
          <table:table-cell office:value-type="float" office:value="8713489" calcext:value-type="float">
            <text:p>8713489</text:p>
          </table:table-cell>
          <table:table-cell/>
          <table:table-cell table:style-name="ce4" office:value-type="string" calcext:value-type="string">
            <text:p>Jorch579</text:p>
          </table:table-cell>
          <table:table-cell table:style-name="ce6" table:formula="of:=COUNTIFS([.B:.B]; [.F19]; [.A:.A]; &quot;Al-bert Ibn al-Ettif&quot;)" office:value-type="float" office:value="4" calcext:value-type="float">
            <text:p>4</text:p>
          </table:table-cell>
          <table:table-cell table:style-name="ce11" table:formula="of:=COUNTIFS([.A:.A]; [.F19]; [.B:.B]; &quot;Al-bert Ibn al-Ettif&quot;)" office:value-type="float" office:value="4" calcext:value-type="float">
            <text:p>4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Álvaro García</text:p>
          </table:table-cell>
          <table:table-cell office:value-type="float" office:value="5667721" calcext:value-type="float">
            <text:p>5667721</text:p>
          </table:table-cell>
          <table:table-cell/>
          <table:table-cell table:style-name="ce4" office:value-type="string" calcext:value-type="string">
            <text:p>makinaone</text:p>
          </table:table-cell>
          <table:table-cell table:style-name="ce6" table:formula="of:=COUNTIFS([.B:.B]; [.F20]; [.A:.A]; &quot;Al-bert Ibn al-Ettif&quot;)" office:value-type="float" office:value="4" calcext:value-type="float">
            <text:p>4</text:p>
          </table:table-cell>
          <table:table-cell table:style-name="ce11" table:formula="of:=COUNTIFS([.A:.A]; [.F20]; [.B:.B]; &quot;Al-bert Ibn al-Ettif&quot;)" office:value-type="float" office:value="7" calcext:value-type="float">
            <text:p>7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Amath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4" office:value-type="string" calcext:value-type="string">
            <text:p>muletjr10</text:p>
          </table:table-cell>
          <table:table-cell table:style-name="ce6" table:formula="of:=COUNTIFS([.B:.B]; [.F21]; [.A:.A]; &quot;Al-bert Ibn al-Ettif&quot;)" office:value-type="float" office:value="3" calcext:value-type="float">
            <text:p>3</text:p>
          </table:table-cell>
          <table:table-cell table:style-name="ce11" table:formula="of:=COUNTIFS([.A:.A]; [.F21]; [.B:.B]; &quot;Al-bert Ibn al-Ettif&quot;)" office:value-type="float" office:value="4" calcext:value-type="float">
            <text:p>4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Ander Herrera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4" office:value-type="string" calcext:value-type="string">
            <text:p>Payo Cayetano</text:p>
          </table:table-cell>
          <table:table-cell table:style-name="ce6" table:formula="of:=COUNTIFS([.B:.B]; [.F22]; [.A:.A]; &quot;Al-bert Ibn al-Ettif&quot;)" office:value-type="float" office:value="4" calcext:value-type="float">
            <text:p>4</text:p>
          </table:table-cell>
          <table:table-cell table:style-name="ce11" table:formula="of:=COUNTIFS([.A:.A]; [.F22]; [.B:.B]; &quot;Al-bert Ibn al-Ettif&quot;)" office:value-type="float" office:value="1" calcext:value-type="float">
            <text:p>1</text:p>
          </table:table-cell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André F.</text:p>
          </table:table-cell>
          <table:table-cell office:value-type="float" office:value="2508182" calcext:value-type="float">
            <text:p>2508182</text:p>
          </table:table-cell>
          <table:table-cell/>
          <table:table-cell table:style-name="ce4" office:value-type="string" calcext:value-type="string">
            <text:p>PRATS</text:p>
          </table:table-cell>
          <table:table-cell table:style-name="ce6" table:formula="of:=COUNTIFS([.B:.B]; [.F23]; [.A:.A]; &quot;Al-bert Ibn al-Ettif&quot;)" office:value-type="float" office:value="0" calcext:value-type="float">
            <text:p>0</text:p>
          </table:table-cell>
          <table:table-cell table:style-name="ce11" table:formula="of:=COUNTIFS([.A:.A]; [.F23]; [.B:.B]; &quot;Al-bert Ibn al-Ettif&quot;)" office:value-type="float" office:value="2" calcext:value-type="float">
            <text:p>2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André F.</text:p>
          </table:table-cell>
          <table:table-cell office:value-type="float" office:value="1351333" calcext:value-type="float">
            <text:p>1351333</text:p>
          </table:table-cell>
          <table:table-cell/>
          <table:table-cell table:style-name="ce4" office:value-type="string" calcext:value-type="string">
            <text:p>Sporting de Cananú</text:p>
          </table:table-cell>
          <table:table-cell table:style-name="ce6" table:formula="of:=COUNTIFS([.B:.B]; [.F24]; [.A:.A]; &quot;Al-bert Ibn al-Ettif&quot;)" office:value-type="float" office:value="3" calcext:value-type="float">
            <text:p>3</text:p>
          </table:table-cell>
          <table:table-cell table:style-name="ce11" table:formula="of:=COUNTIFS([.A:.A]; [.F24]; [.B:.B]; &quot;Al-bert Ibn al-Ettif&quot;)" office:value-type="float" office:value="0" calcext:value-type="float">
            <text:p>0</text:p>
          </table:table-cell>
          <table:table-cell table:style-name="ce16"/>
          <table:table-cell table:number-columns-repeated="4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Antonio Sánchez</text:p>
          </table:table-cell>
          <table:table-cell office:value-type="float" office:value="3000000" calcext:value-type="float">
            <text:p>3000000</text:p>
          </table:table-cell>
          <table:table-cell/>
          <table:table-cell table:style-name="ce5" office:value-type="string" calcext:value-type="string">
            <text:p>Tugoressss</text:p>
          </table:table-cell>
          <table:table-cell table:style-name="ce9" table:formula="of:=COUNTIFS([.B:.B]; [.F25]; [.A:.A]; &quot;Al-bert Ibn al-Ettif&quot;)" office:value-type="float" office:value="7" calcext:value-type="float">
            <text:p>7</text:p>
          </table:table-cell>
          <table:table-cell table:style-name="ce12" table:formula="of:=COUNTIFS([.A:.A]; [.F25]; [.B:.B]; &quot;Al-bert Ibn al-Ettif&quot;)" office:value-type="float" office:value="7" calcext:value-type="float">
            <text:p>7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Antonio Sánchez</text:p>
          </table:table-cell>
          <table:table-cell office:value-type="float" office:value="1600000" calcext:value-type="float">
            <text:p>1600000</text:p>
          </table:table-cell>
          <table:table-cell/>
          <table:table-cell table:style-name="ce6" table:number-columns-repeated="3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Arda Güler</text:p>
          </table:table-cell>
          <table:table-cell office:value-type="float" office:value="2101897" calcext:value-type="float">
            <text:p>2101897</text:p>
          </table:table-cell>
          <table:table-cell/>
          <table:table-cell table:style-name="ce7" office:value-type="string" calcext:value-type="string" table:number-columns-spanned="3" table:number-rows-spanned="1">
            <text:p>Recuento Elpu7</text:p>
          </table:table-cell>
          <table:covered-table-cell table:style-name="ce8"/>
          <table:covered-table-cell table:style-name="ce10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Arda Güler</text:p>
          </table:table-cell>
          <table:table-cell office:value-type="float" office:value="2101897" calcext:value-type="float">
            <text:p>2101897</text:p>
          </table:table-cell>
          <table:table-cell/>
          <table:table-cell table:style-name="ce4" table:formula="of:=[.F2]" office:value-type="string" office:string-value="Club" calcext:value-type="string">
            <text:p>Club</text:p>
          </table:table-cell>
          <table:table-cell table:style-name="ce6" table:formula="of:=[.A2]" office:value-type="string" office:string-value="Ladrón" calcext:value-type="string">
            <text:p>Ladrón</text:p>
          </table:table-cell>
          <table:table-cell table:style-name="ce11" table:formula="of:=[.B2]" office:value-type="string" office:string-value="Víctima" calcext:value-type="string">
            <text:p>Víctima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PRATS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Aritz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4" office:value-type="string" calcext:value-type="string">
            <text:p>Al-bert Ibn al-Ettif</text:p>
          </table:table-cell>
          <table:table-cell table:style-name="ce6" table:formula="of:=COUNTIFS([.B:.B]; [.F29]; [.A:.A]; &quot;Elpu7&quot;)" office:value-type="float" office:value="0" calcext:value-type="float">
            <text:p>0</text:p>
          </table:table-cell>
          <table:table-cell table:style-name="ce11" table:formula="of:=COUNTIFS([.A:.A]; [.F29]; [.B:.B]; &quot;Elpu7&quot;)" office:value-type="float" office:value="4" calcext:value-type="float">
            <text:p>4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Arnau</text:p>
          </table:table-cell>
          <table:table-cell office:value-type="float" office:value="19979005" calcext:value-type="float">
            <text:p>19979005</text:p>
          </table:table-cell>
          <table:table-cell/>
          <table:table-cell table:style-name="ce4" office:value-type="string" calcext:value-type="string">
            <text:p>Ensaimada City</text:p>
          </table:table-cell>
          <table:table-cell table:style-name="ce6" table:formula="of:=COUNTIFS([.B:.B]; [.F30]; [.A:.A]; &quot;Elpu7&quot;)" office:value-type="float" office:value="2" calcext:value-type="float">
            <text:p>2</text:p>
          </table:table-cell>
          <table:table-cell table:style-name="ce11" table:formula="of:=COUNTIFS([.A:.A]; [.F30]; [.B:.B]; &quot;Elpu7&quot;)" office:value-type="float" office:value="11" calcext:value-type="float">
            <text:p>11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Arribas</text:p>
          </table:table-cell>
          <table:table-cell office:value-type="float" office:value="17826502" calcext:value-type="float">
            <text:p>17826502</text:p>
          </table:table-cell>
          <table:table-cell/>
          <table:table-cell table:style-name="ce4" office:value-type="string" calcext:value-type="string">
            <text:p>Jorch579</text:p>
          </table:table-cell>
          <table:table-cell table:style-name="ce6" table:formula="of:=COUNTIFS([.B:.B]; [.F31]; [.A:.A]; &quot;Elpu7&quot;)" office:value-type="float" office:value="0" calcext:value-type="float">
            <text:p>0</text:p>
          </table:table-cell>
          <table:table-cell table:style-name="ce11" table:formula="of:=COUNTIFS([.A:.A]; [.F31]; [.B:.B]; &quot;Elpu7&quot;)" office:value-type="float" office:value="2" calcext:value-type="float">
            <text:p>2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Arribas</text:p>
          </table:table-cell>
          <table:table-cell office:value-type="float" office:value="15000000" calcext:value-type="float">
            <text:p>15000000</text:p>
          </table:table-cell>
          <table:table-cell/>
          <table:table-cell table:style-name="ce4" office:value-type="string" calcext:value-type="string">
            <text:p>makinaone</text:p>
          </table:table-cell>
          <table:table-cell table:style-name="ce6" table:formula="of:=COUNTIFS([.B:.B]; [.F32]; [.A:.A]; &quot;Elpu7&quot;)" office:value-type="float" office:value="7" calcext:value-type="float">
            <text:p>7</text:p>
          </table:table-cell>
          <table:table-cell table:style-name="ce11" table:formula="of:=COUNTIFS([.A:.A]; [.F32]; [.B:.B]; &quot;Elpu7&quot;)" office:value-type="float" office:value="6" calcext:value-type="float">
            <text:p>6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Arribas</text:p>
          </table:table-cell>
          <table:table-cell office:value-type="float" office:value="12661115" calcext:value-type="float">
            <text:p>12661115</text:p>
          </table:table-cell>
          <table:table-cell/>
          <table:table-cell table:style-name="ce4" office:value-type="string" calcext:value-type="string">
            <text:p>muletjr10</text:p>
          </table:table-cell>
          <table:table-cell table:style-name="ce6" table:formula="of:=COUNTIFS([.B:.B]; [.F33]; [.A:.A]; &quot;Elpu7&quot;)" office:value-type="float" office:value="3" calcext:value-type="float">
            <text:p>3</text:p>
          </table:table-cell>
          <table:table-cell table:style-name="ce11" table:formula="of:=COUNTIFS([.A:.A]; [.F33]; [.B:.B]; &quot;Elpu7&quot;)" office:value-type="float" office:value="4" calcext:value-type="float">
            <text:p>4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Arribas</text:p>
          </table:table-cell>
          <table:table-cell office:value-type="float" office:value="11000000" calcext:value-type="float">
            <text:p>11000000</text:p>
          </table:table-cell>
          <table:table-cell/>
          <table:table-cell table:style-name="ce4" office:value-type="string" calcext:value-type="string">
            <text:p>Payo Cayetano</text:p>
          </table:table-cell>
          <table:table-cell table:style-name="ce6" table:formula="of:=COUNTIFS([.B:.B]; [.F34]; [.A:.A]; &quot;Elpu7&quot;)" office:value-type="float" office:value="3" calcext:value-type="float">
            <text:p>3</text:p>
          </table:table-cell>
          <table:table-cell table:style-name="ce11" table:formula="of:=COUNTIFS([.A:.A]; [.F34]; [.B:.B]; &quot;Elpu7&quot;)" office:value-type="float" office:value="0" calcext:value-type="float">
            <text:p>0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Arribas</text:p>
          </table:table-cell>
          <table:table-cell office:value-type="float" office:value="9308486" calcext:value-type="float">
            <text:p>9308486</text:p>
          </table:table-cell>
          <table:table-cell/>
          <table:table-cell table:style-name="ce4" office:value-type="string" calcext:value-type="string">
            <text:p>PRATS</text:p>
          </table:table-cell>
          <table:table-cell table:style-name="ce6" table:formula="of:=COUNTIFS([.B:.B]; [.F35]; [.A:.A]; &quot;Elpu7&quot;)" office:value-type="float" office:value="1" calcext:value-type="float">
            <text:p>1</text:p>
          </table:table-cell>
          <table:table-cell table:style-name="ce11" table:formula="of:=COUNTIFS([.A:.A]; [.F35]; [.B:.B]; &quot;Elpu7&quot;)" office:value-type="float" office:value="2" calcext:value-type="float">
            <text:p>2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Aspas</text:p>
          </table:table-cell>
          <table:table-cell office:value-type="float" office:value="40400000" calcext:value-type="float">
            <text:p>40400000</text:p>
          </table:table-cell>
          <table:table-cell/>
          <table:table-cell table:style-name="ce4" office:value-type="string" calcext:value-type="string">
            <text:p>Sporting de Cananú</text:p>
          </table:table-cell>
          <table:table-cell table:style-name="ce6" table:formula="of:=COUNTIFS([.B:.B]; [.F36]; [.A:.A]; &quot;Elpu7&quot;)" office:value-type="float" office:value="4" calcext:value-type="float">
            <text:p>4</text:p>
          </table:table-cell>
          <table:table-cell table:style-name="ce11" table:formula="of:=COUNTIFS([.A:.A]; [.F36]; [.B:.B]; &quot;Elpu7&quot;)" office:value-type="float" office:value="4" calcext:value-type="float">
            <text:p>4</text:p>
          </table:table-cell>
          <table:table-cell table:style-name="ce19"/>
          <table:table-cell table:number-columns-repeated="4"/>
        </table:table-row>
        <table:table-row table:style-name="ro1">
          <table:table-cell office:value-type="string" calcext:value-type="string">
            <text:p>Payo Cayetano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Aspas</text:p>
          </table:table-cell>
          <table:table-cell office:value-type="float" office:value="40400000" calcext:value-type="float">
            <text:p>40400000</text:p>
          </table:table-cell>
          <table:table-cell/>
          <table:table-cell table:style-name="ce5" office:value-type="string" calcext:value-type="string">
            <text:p>Tugoressss</text:p>
          </table:table-cell>
          <table:table-cell table:style-name="ce9" table:formula="of:=COUNTIFS([.B:.B]; [.F37]; [.A:.A]; &quot;Elpu7&quot;)" office:value-type="float" office:value="6" calcext:value-type="float">
            <text:p>6</text:p>
          </table:table-cell>
          <table:table-cell table:style-name="ce12" table:formula="of:=COUNTIFS([.A:.A]; [.F37]; [.B:.B]; &quot;Elpu7&quot;)" office:value-type="float" office:value="13" calcext:value-type="float">
            <text:p>13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Aspas</text:p>
          </table:table-cell>
          <table:table-cell office:value-type="float" office:value="40400000" calcext:value-type="float">
            <text:p>40400000</text:p>
          </table:table-cell>
          <table:table-cell/>
          <table:table-cell table:style-name="ce6" table:number-columns-repeated="3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PRATS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Aspas</text:p>
          </table:table-cell>
          <table:table-cell office:value-type="float" office:value="33000000" calcext:value-type="float">
            <text:p>33000000</text:p>
          </table:table-cell>
          <table:table-cell/>
          <table:table-cell table:style-name="ce7" office:value-type="string" calcext:value-type="string" table:number-columns-spanned="3" table:number-rows-spanned="1">
            <text:p>Recuento Ensaimada City</text:p>
          </table:table-cell>
          <table:covered-table-cell table:style-name="ce8"/>
          <table:covered-table-cell table:style-name="ce10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PRATS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Ayoze Pérez</text:p>
          </table:table-cell>
          <table:table-cell office:value-type="float" office:value="38500000" calcext:value-type="float">
            <text:p>38500000</text:p>
          </table:table-cell>
          <table:table-cell/>
          <table:table-cell table:style-name="ce4" table:formula="of:=[.F2]" office:value-type="string" office:string-value="Club" calcext:value-type="string">
            <text:p>Club</text:p>
          </table:table-cell>
          <table:table-cell table:style-name="ce6" table:formula="of:=[.A2]" office:value-type="string" office:string-value="Ladrón" calcext:value-type="string">
            <text:p>Ladrón</text:p>
          </table:table-cell>
          <table:table-cell table:style-name="ce11" table:formula="of:=[.B2]" office:value-type="string" office:string-value="Víctima" calcext:value-type="string">
            <text:p>Víctima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Balliu</text:p>
          </table:table-cell>
          <table:table-cell office:value-type="float" office:value="12111111" calcext:value-type="float">
            <text:p>12111111</text:p>
          </table:table-cell>
          <table:table-cell/>
          <table:table-cell table:style-name="ce4" office:value-type="string" calcext:value-type="string">
            <text:p>Al-bert Ibn al-Ettif</text:p>
          </table:table-cell>
          <table:table-cell table:style-name="ce6" table:formula="of:=COUNTIFS([.B:.B]; [.F41]; [.A:.A]; &quot;Ensaimada City&quot;)" office:value-type="float" office:value="3" calcext:value-type="float">
            <text:p>3</text:p>
          </table:table-cell>
          <table:table-cell table:style-name="ce11" table:formula="of:=COUNTIFS([.A:.A]; [.F41]; [.B:.B]; &quot;Ensaimada City&quot;)" office:value-type="float" office:value="2" calcext:value-type="float">
            <text:p>2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Balliu</text:p>
          </table:table-cell>
          <table:table-cell office:value-type="float" office:value="9340011" calcext:value-type="float">
            <text:p>9340011</text:p>
          </table:table-cell>
          <table:table-cell/>
          <table:table-cell table:style-name="ce4" office:value-type="string" calcext:value-type="string">
            <text:p>Elpu7</text:p>
          </table:table-cell>
          <table:table-cell table:style-name="ce6" table:formula="of:=COUNTIFS([.B:.B]; [.F42]; [.A:.A]; &quot;Ensaimada City&quot;)" office:value-type="float" office:value="11" calcext:value-type="float">
            <text:p>11</text:p>
          </table:table-cell>
          <table:table-cell table:style-name="ce11" table:formula="of:=COUNTIFS([.A:.A]; [.F42]; [.B:.B]; &quot;Ensaimada City&quot;)" office:value-type="float" office:value="2" calcext:value-type="float">
            <text:p>2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Barrenetxea</text:p>
          </table:table-cell>
          <table:table-cell office:value-type="float" office:value="22912522" calcext:value-type="float">
            <text:p>22912522</text:p>
          </table:table-cell>
          <table:table-cell/>
          <table:table-cell table:style-name="ce4" office:value-type="string" calcext:value-type="string">
            <text:p>Jorch579</text:p>
          </table:table-cell>
          <table:table-cell table:style-name="ce6" table:formula="of:=COUNTIFS([.B:.B]; [.F43]; [.A:.A]; &quot;Ensaimada City&quot;)" office:value-type="float" office:value="2" calcext:value-type="float">
            <text:p>2</text:p>
          </table:table-cell>
          <table:table-cell table:style-name="ce11" table:formula="of:=COUNTIFS([.A:.A]; [.F43]; [.B:.B]; &quot;Ensaimada City&quot;)" office:value-type="float" office:value="2" calcext:value-type="float">
            <text:p>2</text:p>
          </table:table-cell>
          <table:table-cell table:style-name="ce19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Barrenetxea</text:p>
          </table:table-cell>
          <table:table-cell office:value-type="float" office:value="15400801" calcext:value-type="float">
            <text:p>15400801</text:p>
          </table:table-cell>
          <table:table-cell/>
          <table:table-cell table:style-name="ce4" office:value-type="string" calcext:value-type="string">
            <text:p>makinaone</text:p>
          </table:table-cell>
          <table:table-cell table:style-name="ce6" table:formula="of:=COUNTIFS([.B:.B]; [.F44]; [.A:.A]; &quot;Ensaimada City&quot;)" office:value-type="float" office:value="8" calcext:value-type="float">
            <text:p>8</text:p>
          </table:table-cell>
          <table:table-cell table:style-name="ce11" table:formula="of:=COUNTIFS([.A:.A]; [.F44]; [.B:.B]; &quot;Ensaimada City&quot;)" office:value-type="float" office:value="8" calcext:value-type="float">
            <text:p>8</text:p>
          </table:table-cell>
          <table:table-cell table:style-name="ce19"/>
          <table:table-cell table:number-columns-repeated="4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Barrenetxea</text:p>
          </table:table-cell>
          <table:table-cell office:value-type="float" office:value="10585830" calcext:value-type="float">
            <text:p>10585830</text:p>
          </table:table-cell>
          <table:table-cell/>
          <table:table-cell table:style-name="ce4" office:value-type="string" calcext:value-type="string">
            <text:p>muletjr10</text:p>
          </table:table-cell>
          <table:table-cell table:style-name="ce6" table:formula="of:=COUNTIFS([.B:.B]; [.F45]; [.A:.A]; &quot;Ensaimada City&quot;)" office:value-type="float" office:value="9" calcext:value-type="float">
            <text:p>9</text:p>
          </table:table-cell>
          <table:table-cell table:style-name="ce11" table:formula="of:=COUNTIFS([.A:.A]; [.F45]; [.B:.B]; &quot;Ensaimada City&quot;)" office:value-type="float" office:value="6" calcext:value-type="float">
            <text:p>6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Barrenetxea</text:p>
          </table:table-cell>
          <table:table-cell office:value-type="float" office:value="10585830" calcext:value-type="float">
            <text:p>10585830</text:p>
          </table:table-cell>
          <table:table-cell/>
          <table:table-cell table:style-name="ce4" office:value-type="string" calcext:value-type="string">
            <text:p>Payo Cayetano</text:p>
          </table:table-cell>
          <table:table-cell table:style-name="ce6" table:formula="of:=COUNTIFS([.B:.B]; [.F46]; [.A:.A]; &quot;Ensaimada City&quot;)" office:value-type="float" office:value="11" calcext:value-type="float">
            <text:p>11</text:p>
          </table:table-cell>
          <table:table-cell table:style-name="ce11" table:formula="of:=COUNTIFS([.A:.A]; [.F46]; [.B:.B]; &quot;Ensaimada City&quot;)" office:value-type="float" office:value="0" calcext:value-type="float">
            <text:p>0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Barrios</text:p>
          </table:table-cell>
          <table:table-cell office:value-type="float" office:value="7569608" calcext:value-type="float">
            <text:p>7569608</text:p>
          </table:table-cell>
          <table:table-cell/>
          <table:table-cell table:style-name="ce4" office:value-type="string" calcext:value-type="string">
            <text:p>PRATS</text:p>
          </table:table-cell>
          <table:table-cell table:style-name="ce6" table:formula="of:=COUNTIFS([.B:.B]; [.F47]; [.A:.A]; &quot;Ensaimada City&quot;)" office:value-type="float" office:value="8" calcext:value-type="float">
            <text:p>8</text:p>
          </table:table-cell>
          <table:table-cell table:style-name="ce11" table:formula="of:=COUNTIFS([.A:.A]; [.F47]; [.B:.B]; &quot;Ensaimada City&quot;)" office:value-type="float" office:value="1" calcext:value-type="float">
            <text:p>1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Berenguer</text:p>
          </table:table-cell>
          <table:table-cell office:value-type="float" office:value="15349513" calcext:value-type="float">
            <text:p>15349513</text:p>
          </table:table-cell>
          <table:table-cell/>
          <table:table-cell table:style-name="ce4" office:value-type="string" calcext:value-type="string">
            <text:p>Sporting de Cananú</text:p>
          </table:table-cell>
          <table:table-cell table:style-name="ce6" table:formula="of:=COUNTIFS([.B:.B]; [.F48]; [.A:.A]; &quot;Ensaimada City&quot;)" office:value-type="float" office:value="6" calcext:value-type="float">
            <text:p>6</text:p>
          </table:table-cell>
          <table:table-cell table:style-name="ce11" table:formula="of:=COUNTIFS([.A:.A]; [.F48]; [.B:.B]; &quot;Ensaimada City&quot;)" office:value-type="float" office:value="5" calcext:value-type="float">
            <text:p>5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Blanco</text:p>
          </table:table-cell>
          <table:table-cell office:value-type="float" office:value="5500000" calcext:value-type="float">
            <text:p>5500000</text:p>
          </table:table-cell>
          <table:table-cell/>
          <table:table-cell table:style-name="ce5" office:value-type="string" calcext:value-type="string">
            <text:p>Tugoressss</text:p>
          </table:table-cell>
          <table:table-cell table:style-name="ce9" table:formula="of:=COUNTIFS([.B:.B]; [.F49]; [.A:.A]; &quot;Ensaimada City&quot;)" office:value-type="float" office:value="20" calcext:value-type="float">
            <text:p>20</text:p>
          </table:table-cell>
          <table:table-cell table:style-name="ce12" table:formula="of:=COUNTIFS([.A:.A]; [.F49]; [.B:.B]; &quot;Ensaimada City&quot;)" office:value-type="float" office:value="11" calcext:value-type="float">
            <text:p>11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Borja Mayoral</text:p>
          </table:table-cell>
          <table:table-cell office:value-type="float" office:value="54603013" calcext:value-type="float">
            <text:p>54603013</text:p>
          </table:table-cell>
          <table:table-cell/>
          <table:table-cell table:style-name="ce6" table:number-columns-repeated="3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Borja Mayoral</text:p>
          </table:table-cell>
          <table:table-cell office:value-type="float" office:value="21368830" calcext:value-type="float">
            <text:p>21368830</text:p>
          </table:table-cell>
          <table:table-cell/>
          <table:table-cell table:style-name="ce7" office:value-type="string" calcext:value-type="string" table:number-columns-spanned="3" table:number-rows-spanned="1">
            <text:p>Recuento Jorch579</text:p>
          </table:table-cell>
          <table:covered-table-cell table:style-name="ce8"/>
          <table:covered-table-cell table:style-name="ce10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Borja Mayoral</text:p>
          </table:table-cell>
          <table:table-cell office:value-type="float" office:value="14621230" calcext:value-type="float">
            <text:p>14621230</text:p>
          </table:table-cell>
          <table:table-cell/>
          <table:table-cell table:style-name="ce4" table:formula="of:=[.F2]" office:value-type="string" office:string-value="Club" calcext:value-type="string">
            <text:p>Club</text:p>
          </table:table-cell>
          <table:table-cell table:style-name="ce6" table:formula="of:=[.A2]" office:value-type="string" office:string-value="Ladrón" calcext:value-type="string">
            <text:p>Ladrón</text:p>
          </table:table-cell>
          <table:table-cell table:style-name="ce11" table:formula="of:=[.B2]" office:value-type="string" office:string-value="Víctima" calcext:value-type="string">
            <text:p>Víctima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Borja Mayoral</text:p>
          </table:table-cell>
          <table:table-cell office:value-type="float" office:value="12939242" calcext:value-type="float">
            <text:p>12939242</text:p>
          </table:table-cell>
          <table:table-cell/>
          <table:table-cell table:style-name="ce4" office:value-type="string" calcext:value-type="string">
            <text:p>Al-bert Ibn al-Ettif</text:p>
          </table:table-cell>
          <table:table-cell table:style-name="ce6" table:formula="of:=COUNTIFS([.B:.B]; [.F53]; [.A:.A]; &quot;Jorch579&quot;)" office:value-type="float" office:value="4" calcext:value-type="float">
            <text:p>4</text:p>
          </table:table-cell>
          <table:table-cell table:style-name="ce11" table:formula="of:=COUNTIFS([.A:.A]; [.F53]; [.B:.B]; &quot;Jorch579&quot;)" office:value-type="float" office:value="4" calcext:value-type="float">
            <text:p>4</text:p>
          </table:table-cell>
          <table:table-cell table:style-name="ce19"/>
          <table:table-cell table:number-columns-repeated="4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Borja Mayoral</text:p>
          </table:table-cell>
          <table:table-cell office:value-type="float" office:value="8206146" calcext:value-type="float">
            <text:p>8206146</text:p>
          </table:table-cell>
          <table:table-cell/>
          <table:table-cell table:style-name="ce4" office:value-type="string" calcext:value-type="string">
            <text:p>Elpu7</text:p>
          </table:table-cell>
          <table:table-cell table:style-name="ce6" table:formula="of:=COUNTIFS([.B:.B]; [.F54]; [.A:.A]; &quot;Jorch579&quot;)" office:value-type="float" office:value="2" calcext:value-type="float">
            <text:p>2</text:p>
          </table:table-cell>
          <table:table-cell table:style-name="ce11" table:formula="of:=COUNTIFS([.A:.A]; [.F54]; [.B:.B]; &quot;Jorch579&quot;)" office:value-type="float" office:value="0" calcext:value-type="float">
            <text:p>0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Borja Mayoral</text:p>
          </table:table-cell>
          <table:table-cell office:value-type="float" office:value="8206146" calcext:value-type="float">
            <text:p>8206146</text:p>
          </table:table-cell>
          <table:table-cell/>
          <table:table-cell table:style-name="ce4" office:value-type="string" calcext:value-type="string">
            <text:p>Ensaimada City</text:p>
          </table:table-cell>
          <table:table-cell table:style-name="ce6" table:formula="of:=COUNTIFS([.B:.B]; [.F55]; [.A:.A]; &quot;Jorch579&quot;)" office:value-type="float" office:value="2" calcext:value-type="float">
            <text:p>2</text:p>
          </table:table-cell>
          <table:table-cell table:style-name="ce11" table:formula="of:=COUNTIFS([.A:.A]; [.F55]; [.B:.B]; &quot;Jorch579&quot;)" office:value-type="float" office:value="2" calcext:value-type="float">
            <text:p>2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Borja Mayoral</text:p>
          </table:table-cell>
          <table:table-cell office:value-type="float" office:value="8206146" calcext:value-type="float">
            <text:p>8206146</text:p>
          </table:table-cell>
          <table:table-cell/>
          <table:table-cell table:style-name="ce4" office:value-type="string" calcext:value-type="string">
            <text:p>makinaone</text:p>
          </table:table-cell>
          <table:table-cell table:style-name="ce6" table:formula="of:=COUNTIFS([.B:.B]; [.F56]; [.A:.A]; &quot;Jorch579&quot;)" office:value-type="float" office:value="2" calcext:value-type="float">
            <text:p>2</text:p>
          </table:table-cell>
          <table:table-cell table:style-name="ce11" table:formula="of:=COUNTIFS([.A:.A]; [.F56]; [.B:.B]; &quot;Jorch579&quot;)" office:value-type="float" office:value="1" calcext:value-type="float">
            <text:p>1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Brahim</text:p>
          </table:table-cell>
          <table:table-cell office:value-type="float" office:value="44024660" calcext:value-type="float">
            <text:p>44024660</text:p>
          </table:table-cell>
          <table:table-cell/>
          <table:table-cell table:style-name="ce4" office:value-type="string" calcext:value-type="string">
            <text:p>muletjr10</text:p>
          </table:table-cell>
          <table:table-cell table:style-name="ce6" table:formula="of:=COUNTIFS([.B:.B]; [.F57]; [.A:.A]; &quot;Jorch579&quot;)" office:value-type="float" office:value="8" calcext:value-type="float">
            <text:p>8</text:p>
          </table:table-cell>
          <table:table-cell table:style-name="ce11" table:formula="of:=COUNTIFS([.A:.A]; [.F57]; [.B:.B]; &quot;Jorch579&quot;)" office:value-type="float" office:value="3" calcext:value-type="float">
            <text:p>3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Brahim</text:p>
          </table:table-cell>
          <table:table-cell office:value-type="float" office:value="39420128" calcext:value-type="float">
            <text:p>39420128</text:p>
          </table:table-cell>
          <table:table-cell/>
          <table:table-cell table:style-name="ce4" office:value-type="string" calcext:value-type="string">
            <text:p>Payo Cayetano</text:p>
          </table:table-cell>
          <table:table-cell table:style-name="ce6" table:formula="of:=COUNTIFS([.B:.B]; [.F58]; [.A:.A]; &quot;Jorch579&quot;)" office:value-type="float" office:value="2" calcext:value-type="float">
            <text:p>2</text:p>
          </table:table-cell>
          <table:table-cell table:style-name="ce11" table:formula="of:=COUNTIFS([.A:.A]; [.F58]; [.B:.B]; &quot;Jorch579&quot;)" office:value-type="float" office:value="2" calcext:value-type="float">
            <text:p>2</text:p>
          </table:table-cell>
          <table:table-cell table:style-name="ce19"/>
          <table:table-cell table:number-columns-repeated="4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Brahim</text:p>
          </table:table-cell>
          <table:table-cell office:value-type="float" office:value="7256329" calcext:value-type="float">
            <text:p>7256329</text:p>
          </table:table-cell>
          <table:table-cell/>
          <table:table-cell table:style-name="ce4" office:value-type="string" calcext:value-type="string">
            <text:p>PRATS</text:p>
          </table:table-cell>
          <table:table-cell table:style-name="ce6" table:formula="of:=COUNTIFS([.B:.B]; [.F59]; [.A:.A]; &quot;Jorch579&quot;)" office:value-type="float" office:value="1" calcext:value-type="float">
            <text:p>1</text:p>
          </table:table-cell>
          <table:table-cell table:style-name="ce11" table:formula="of:=COUNTIFS([.A:.A]; [.F59]; [.B:.B]; &quot;Jorch579&quot;)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Brais Méndez</text:p>
          </table:table-cell>
          <table:table-cell office:value-type="float" office:value="43100000" calcext:value-type="float">
            <text:p>43100000</text:p>
          </table:table-cell>
          <table:table-cell/>
          <table:table-cell table:style-name="ce4" office:value-type="string" calcext:value-type="string">
            <text:p>Sporting de Cananú</text:p>
          </table:table-cell>
          <table:table-cell table:style-name="ce6" table:formula="of:=COUNTIFS([.B:.B]; [.F60]; [.A:.A]; &quot;Jorch579&quot;)" office:value-type="float" office:value="4" calcext:value-type="float">
            <text:p>4</text:p>
          </table:table-cell>
          <table:table-cell table:style-name="ce11" table:formula="of:=COUNTIFS([.A:.A]; [.F60]; [.B:.B]; &quot;Jorch579&quot;)" office:value-type="float" office:value="1" calcext:value-type="float">
            <text:p>1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Bryan</text:p>
          </table:table-cell>
          <table:table-cell office:value-type="float" office:value="35509381" calcext:value-type="float">
            <text:p>35509381</text:p>
          </table:table-cell>
          <table:table-cell/>
          <table:table-cell table:style-name="ce5" office:value-type="string" calcext:value-type="string">
            <text:p>Tugoressss</text:p>
          </table:table-cell>
          <table:table-cell table:style-name="ce9" table:formula="of:=COUNTIFS([.B:.B]; [.F61]; [.A:.A]; &quot;Jorch579&quot;)" office:value-type="float" office:value="3" calcext:value-type="float">
            <text:p>3</text:p>
          </table:table-cell>
          <table:table-cell table:style-name="ce12" table:formula="of:=COUNTIFS([.A:.A]; [.F61]; [.B:.B]; &quot;Jorch579&quot;)" office:value-type="float" office:value="0" calcext:value-type="float">
            <text:p>0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Bryan</text:p>
          </table:table-cell>
          <table:table-cell office:value-type="float" office:value="12868375" calcext:value-type="float">
            <text:p>12868375</text:p>
          </table:table-cell>
          <table:table-cell/>
          <table:table-cell table:style-name="ce6" table:number-columns-repeated="3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Budimir</text:p>
          </table:table-cell>
          <table:table-cell office:value-type="float" office:value="39432070" calcext:value-type="float">
            <text:p>39432070</text:p>
          </table:table-cell>
          <table:table-cell/>
          <table:table-cell table:style-name="ce7" office:value-type="string" calcext:value-type="string" table:number-columns-spanned="3" table:number-rows-spanned="1">
            <text:p>Recuento makinaone</text:p>
          </table:table-cell>
          <table:covered-table-cell table:style-name="ce8"/>
          <table:covered-table-cell table:style-name="ce10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Budimir</text:p>
          </table:table-cell>
          <table:table-cell office:value-type="float" office:value="29432070" calcext:value-type="float">
            <text:p>29432070</text:p>
          </table:table-cell>
          <table:table-cell/>
          <table:table-cell table:style-name="ce4" table:formula="of:=[.F2]" office:value-type="string" office:string-value="Club" calcext:value-type="string">
            <text:p>Club</text:p>
          </table:table-cell>
          <table:table-cell table:style-name="ce6" table:formula="of:=[.A2]" office:value-type="string" office:string-value="Ladrón" calcext:value-type="string">
            <text:p>Ladrón</text:p>
          </table:table-cell>
          <table:table-cell table:style-name="ce11" table:formula="of:=[.B2]" office:value-type="string" office:string-value="Víctima" calcext:value-type="string">
            <text:p>Víctima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Budimir</text:p>
          </table:table-cell>
          <table:table-cell office:value-type="float" office:value="29432070" calcext:value-type="float">
            <text:p>29432070</text:p>
          </table:table-cell>
          <table:table-cell/>
          <table:table-cell table:style-name="ce4" office:value-type="string" calcext:value-type="string">
            <text:p>Al-bert Ibn al-Ettif</text:p>
          </table:table-cell>
          <table:table-cell table:style-name="ce6" table:formula="of:=COUNTIFS([.B:.B]; [.F65]; [.A:.A]; &quot;makinaone&quot;)" office:value-type="float" office:value="7" calcext:value-type="float">
            <text:p>7</text:p>
          </table:table-cell>
          <table:table-cell table:style-name="ce11" table:formula="of:=COUNTIFS([.A:.A]; [.F65]; [.B:.B]; &quot;makinaone&quot;)" office:value-type="float" office:value="4" calcext:value-type="float">
            <text:p>4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Camavinga</text:p>
          </table:table-cell>
          <table:table-cell office:value-type="float" office:value="55000000" calcext:value-type="float">
            <text:p>55000000</text:p>
          </table:table-cell>
          <table:table-cell/>
          <table:table-cell table:style-name="ce4" office:value-type="string" calcext:value-type="string">
            <text:p>Elpu7</text:p>
          </table:table-cell>
          <table:table-cell table:style-name="ce6" table:formula="of:=COUNTIFS([.B:.B]; [.F66]; [.A:.A]; &quot;makinaone&quot;)" office:value-type="float" office:value="6" calcext:value-type="float">
            <text:p>6</text:p>
          </table:table-cell>
          <table:table-cell table:style-name="ce11" table:formula="of:=COUNTIFS([.A:.A]; [.F66]; [.B:.B]; &quot;makinaone&quot;)" office:value-type="float" office:value="7" calcext:value-type="float">
            <text:p>7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Cárdenas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4" office:value-type="string" calcext:value-type="string">
            <text:p>Ensaimada City</text:p>
          </table:table-cell>
          <table:table-cell table:style-name="ce6" table:formula="of:=COUNTIFS([.B:.B]; [.F67]; [.A:.A]; &quot;makinaone&quot;)" office:value-type="float" office:value="8" calcext:value-type="float">
            <text:p>8</text:p>
          </table:table-cell>
          <table:table-cell table:style-name="ce11" table:formula="of:=COUNTIFS([.A:.A]; [.F67]; [.B:.B]; &quot;makinaone&quot;)" office:value-type="float" office:value="8" calcext:value-type="float">
            <text:p>8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Cardona</text:p>
          </table:table-cell>
          <table:table-cell office:value-type="float" office:value="12100000" calcext:value-type="float">
            <text:p>12100000</text:p>
          </table:table-cell>
          <table:table-cell/>
          <table:table-cell table:style-name="ce4" office:value-type="string" calcext:value-type="string">
            <text:p>Jorch579</text:p>
          </table:table-cell>
          <table:table-cell table:style-name="ce6" table:formula="of:=COUNTIFS([.B:.B]; [.F68]; [.A:.A]; &quot;makinaone&quot;)" office:value-type="float" office:value="1" calcext:value-type="float">
            <text:p>1</text:p>
          </table:table-cell>
          <table:table-cell table:style-name="ce11" table:formula="of:=COUNTIFS([.A:.A]; [.F68]; [.B:.B]; &quot;makinaone&quot;)" office:value-type="float" office:value="2" calcext:value-type="float">
            <text:p>2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Cardona</text:p>
          </table:table-cell>
          <table:table-cell office:value-type="float" office:value="12100000" calcext:value-type="float">
            <text:p>12100000</text:p>
          </table:table-cell>
          <table:table-cell/>
          <table:table-cell table:style-name="ce4" office:value-type="string" calcext:value-type="string">
            <text:p>muletjr10</text:p>
          </table:table-cell>
          <table:table-cell table:style-name="ce6" table:formula="of:=COUNTIFS([.B:.B]; [.F69]; [.A:.A]; &quot;makinaone&quot;)" office:value-type="float" office:value="8" calcext:value-type="float">
            <text:p>8</text:p>
          </table:table-cell>
          <table:table-cell table:style-name="ce11" table:formula="of:=COUNTIFS([.A:.A]; [.F69]; [.B:.B]; &quot;makinaone&quot;)" office:value-type="float" office:value="4" calcext:value-type="float">
            <text:p>4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Cardona</text:p>
          </table:table-cell>
          <table:table-cell office:value-type="float" office:value="5100000" calcext:value-type="float">
            <text:p>5100000</text:p>
          </table:table-cell>
          <table:table-cell/>
          <table:table-cell table:style-name="ce4" office:value-type="string" calcext:value-type="string">
            <text:p>Payo Cayetano</text:p>
          </table:table-cell>
          <table:table-cell table:style-name="ce6" table:formula="of:=COUNTIFS([.B:.B]; [.F70]; [.A:.A]; &quot;makinaone&quot;)" office:value-type="float" office:value="2" calcext:value-type="float">
            <text:p>2</text:p>
          </table:table-cell>
          <table:table-cell table:style-name="ce11" table:formula="of:=COUNTIFS([.A:.A]; [.F70]; [.B:.B]; &quot;makinaone&quot;)" office:value-type="float" office:value="2" calcext:value-type="float">
            <text:p>2</text:p>
          </table:table-cell>
          <table:table-cell table:style-name="ce19"/>
          <table:table-cell table:number-columns-repeated="4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Carlos Fernández</text:p>
          </table:table-cell>
          <table:table-cell office:value-type="float" office:value="1829978" calcext:value-type="float">
            <text:p>1829978</text:p>
          </table:table-cell>
          <table:table-cell/>
          <table:table-cell table:style-name="ce4" office:value-type="string" calcext:value-type="string">
            <text:p>PRATS</text:p>
          </table:table-cell>
          <table:table-cell table:style-name="ce6" table:formula="of:=COUNTIFS([.B:.B]; [.F71]; [.A:.A]; &quot;makinaone&quot;)" office:value-type="float" office:value="3" calcext:value-type="float">
            <text:p>3</text:p>
          </table:table-cell>
          <table:table-cell table:style-name="ce11" table:formula="of:=COUNTIFS([.A:.A]; [.F71]; [.B:.B]; &quot;makinaone&quot;)" office:value-type="float" office:value="3" calcext:value-type="float">
            <text:p>3</text:p>
          </table:table-cell>
          <table:table-cell table:style-name="ce19"/>
          <table:table-cell table:number-columns-repeated="4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Carlos Fernández</text:p>
          </table:table-cell>
          <table:table-cell office:value-type="float" office:value="1829978" calcext:value-type="float">
            <text:p>1829978</text:p>
          </table:table-cell>
          <table:table-cell/>
          <table:table-cell table:style-name="ce4" office:value-type="string" calcext:value-type="string">
            <text:p>Sporting de Cananú</text:p>
          </table:table-cell>
          <table:table-cell table:style-name="ce6" table:formula="of:=COUNTIFS([.B:.B]; [.F72]; [.A:.A]; &quot;makinaone&quot;)" office:value-type="float" office:value="7" calcext:value-type="float">
            <text:p>7</text:p>
          </table:table-cell>
          <table:table-cell table:style-name="ce11" table:formula="of:=COUNTIFS([.A:.A]; [.F72]; [.B:.B]; &quot;makinaone&quot;)" office:value-type="float" office:value="2" calcext:value-type="float">
            <text:p>2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Carmona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5" office:value-type="string" calcext:value-type="string">
            <text:p>Tugoressss</text:p>
          </table:table-cell>
          <table:table-cell table:style-name="ce9" table:formula="of:=COUNTIFS([.B:.B]; [.F73]; [.A:.A]; &quot;makinaone&quot;)" office:value-type="float" office:value="11" calcext:value-type="float">
            <text:p>11</text:p>
          </table:table-cell>
          <table:table-cell table:style-name="ce12" table:formula="of:=COUNTIFS([.A:.A]; [.F73]; [.B:.B]; &quot;makinaone&quot;)" office:value-type="float" office:value="16" calcext:value-type="float">
            <text:p>16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Chadi Riad</text:p>
          </table:table-cell>
          <table:table-cell office:value-type="float" office:value="9110000" calcext:value-type="float">
            <text:p>9110000</text:p>
          </table:table-cell>
          <table:table-cell table:number-columns-repeated="4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Chris Ramos</text:p>
          </table:table-cell>
          <table:table-cell office:value-type="float" office:value="4023735" calcext:value-type="float">
            <text:p>4023735</text:p>
          </table:table-cell>
          <table:table-cell/>
          <table:table-cell table:style-name="ce7" office:value-type="string" calcext:value-type="string" table:number-columns-spanned="3" table:number-rows-spanned="1">
            <text:p>Recuento muletjr10</text:p>
          </table:table-cell>
          <table:covered-table-cell table:style-name="ce8"/>
          <table:covered-table-cell table:style-name="ce10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PRATS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Christensen</text:p>
          </table:table-cell>
          <table:table-cell office:value-type="float" office:value="6151882" calcext:value-type="float">
            <text:p>6151882</text:p>
          </table:table-cell>
          <table:table-cell/>
          <table:table-cell table:style-name="ce4" table:formula="of:=[.F2]" office:value-type="string" office:string-value="Club" calcext:value-type="string">
            <text:p>Club</text:p>
          </table:table-cell>
          <table:table-cell table:style-name="ce6" table:formula="of:=[.A2]" office:value-type="string" office:string-value="Ladrón" calcext:value-type="string">
            <text:p>Ladrón</text:p>
          </table:table-cell>
          <table:table-cell table:style-name="ce11" table:formula="of:=[.B2]" office:value-type="string" office:string-value="Víctima" calcext:value-type="string">
            <text:p>Víctima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PRATS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Chumi</text:p>
          </table:table-cell>
          <table:table-cell office:value-type="float" office:value="1672966" calcext:value-type="float">
            <text:p>1672966</text:p>
          </table:table-cell>
          <table:table-cell/>
          <table:table-cell table:style-name="ce4" office:value-type="string" calcext:value-type="string">
            <text:p>Al-bert Ibn al-Ettif</text:p>
          </table:table-cell>
          <table:table-cell table:style-name="ce6" table:formula="of:=COUNTIFS([.B:.B]; [.F77]; [.A:.A]; &quot;muletjr10&quot;)" office:value-type="float" office:value="4" calcext:value-type="float">
            <text:p>4</text:p>
          </table:table-cell>
          <table:table-cell table:style-name="ce11" table:formula="of:=COUNTIFS([.A:.A]; [.F77]; [.B:.B]; &quot;muletjr10&quot;)" office:value-type="float" office:value="3" calcext:value-type="float">
            <text:p>3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Claudio Bravo</text:p>
          </table:table-cell>
          <table:table-cell office:value-type="float" office:value="2253843" calcext:value-type="float">
            <text:p>2253843</text:p>
          </table:table-cell>
          <table:table-cell/>
          <table:table-cell table:style-name="ce4" office:value-type="string" calcext:value-type="string">
            <text:p>Elpu7</text:p>
          </table:table-cell>
          <table:table-cell table:style-name="ce6" table:formula="of:=COUNTIFS([.B:.B]; [.F78]; [.A:.A]; &quot;muletjr10&quot;)" office:value-type="float" office:value="4" calcext:value-type="float">
            <text:p>4</text:p>
          </table:table-cell>
          <table:table-cell table:style-name="ce11" table:formula="of:=COUNTIFS([.A:.A]; [.F78]; [.B:.B]; &quot;muletjr10&quot;)" office:value-type="float" office:value="3" calcext:value-type="float">
            <text:p>3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Copete</text:p>
          </table:table-cell>
          <table:table-cell office:value-type="float" office:value="10070430" calcext:value-type="float">
            <text:p>10070430</text:p>
          </table:table-cell>
          <table:table-cell/>
          <table:table-cell table:style-name="ce4" office:value-type="string" calcext:value-type="string">
            <text:p>Ensaimada City</text:p>
          </table:table-cell>
          <table:table-cell table:style-name="ce6" table:formula="of:=COUNTIFS([.B:.B]; [.F79]; [.A:.A]; &quot;muletjr10&quot;)" office:value-type="float" office:value="6" calcext:value-type="float">
            <text:p>6</text:p>
          </table:table-cell>
          <table:table-cell table:style-name="ce11" table:formula="of:=COUNTIFS([.A:.A]; [.F79]; [.B:.B]; &quot;muletjr10&quot;)" office:value-type="float" office:value="9" calcext:value-type="float">
            <text:p>9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Correa</text:p>
          </table:table-cell>
          <table:table-cell office:value-type="float" office:value="3049413" calcext:value-type="float">
            <text:p>3049413</text:p>
          </table:table-cell>
          <table:table-cell/>
          <table:table-cell table:style-name="ce4" office:value-type="string" calcext:value-type="string">
            <text:p>Jorch579</text:p>
          </table:table-cell>
          <table:table-cell table:style-name="ce6" table:formula="of:=COUNTIFS([.B:.B]; [.F80]; [.A:.A]; &quot;muletjr10&quot;)" office:value-type="float" office:value="3" calcext:value-type="float">
            <text:p>3</text:p>
          </table:table-cell>
          <table:table-cell table:style-name="ce11" table:formula="of:=COUNTIFS([.A:.A]; [.F80]; [.B:.B]; &quot;muletjr10&quot;)" office:value-type="float" office:value="8" calcext:value-type="float">
            <text:p>8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Cristhian</text:p>
          </table:table-cell>
          <table:table-cell office:value-type="float" office:value="2351953" calcext:value-type="float">
            <text:p>2351953</text:p>
          </table:table-cell>
          <table:table-cell/>
          <table:table-cell table:style-name="ce4" office:value-type="string" calcext:value-type="string">
            <text:p>makinaone</text:p>
          </table:table-cell>
          <table:table-cell table:style-name="ce6" table:formula="of:=COUNTIFS([.B:.B]; [.F81]; [.A:.A]; &quot;muletjr10&quot;)" office:value-type="float" office:value="4" calcext:value-type="float">
            <text:p>4</text:p>
          </table:table-cell>
          <table:table-cell table:style-name="ce11" table:formula="of:=COUNTIFS([.A:.A]; [.F81]; [.B:.B]; &quot;muletjr10&quot;)" office:value-type="float" office:value="8" calcext:value-type="float">
            <text:p>8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Cuenca</text:p>
          </table:table-cell>
          <table:table-cell office:value-type="float" office:value="7935535" calcext:value-type="float">
            <text:p>7935535</text:p>
          </table:table-cell>
          <table:table-cell/>
          <table:table-cell table:style-name="ce4" office:value-type="string" calcext:value-type="string">
            <text:p>Payo Cayetano</text:p>
          </table:table-cell>
          <table:table-cell table:style-name="ce6" table:formula="of:=COUNTIFS([.B:.B]; [.F82]; [.A:.A]; &quot;muletjr10&quot;)" office:value-type="float" office:value="1" calcext:value-type="float">
            <text:p>1</text:p>
          </table:table-cell>
          <table:table-cell table:style-name="ce11" table:formula="of:=COUNTIFS([.A:.A]; [.F82]; [.B:.B]; &quot;muletjr10&quot;)" office:value-type="float" office:value="3" calcext:value-type="float">
            <text:p>3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Payo Cayetano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Cuenca</text:p>
          </table:table-cell>
          <table:table-cell office:value-type="float" office:value="1141401" calcext:value-type="float">
            <text:p>1141401</text:p>
          </table:table-cell>
          <table:table-cell/>
          <table:table-cell table:style-name="ce4" office:value-type="string" calcext:value-type="string">
            <text:p>PRATS</text:p>
          </table:table-cell>
          <table:table-cell table:style-name="ce6" table:formula="of:=COUNTIFS([.B:.B]; [.F83]; [.A:.A]; &quot;muletjr10&quot;)" office:value-type="float" office:value="6" calcext:value-type="float">
            <text:p>6</text:p>
          </table:table-cell>
          <table:table-cell table:style-name="ce11" table:formula="of:=COUNTIFS([.A:.A]; [.F83]; [.B:.B]; &quot;muletjr10&quot;)" office:value-type="float" office:value="5" calcext:value-type="float">
            <text:p>5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Dani Rodríguez</text:p>
          </table:table-cell>
          <table:table-cell office:value-type="float" office:value="18123825" calcext:value-type="float">
            <text:p>18123825</text:p>
          </table:table-cell>
          <table:table-cell/>
          <table:table-cell table:style-name="ce4" office:value-type="string" calcext:value-type="string">
            <text:p>Sporting de Cananú</text:p>
          </table:table-cell>
          <table:table-cell table:style-name="ce6" table:formula="of:=COUNTIFS([.B:.B]; [.F84]; [.A:.A]; &quot;muletjr10&quot;)" office:value-type="float" office:value="3" calcext:value-type="float">
            <text:p>3</text:p>
          </table:table-cell>
          <table:table-cell table:style-name="ce11" table:formula="of:=COUNTIFS([.A:.A]; [.F84]; [.B:.B]; &quot;muletjr10&quot;)" office:value-type="float" office:value="6" calcext:value-type="float">
            <text:p>6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Dani Rodríguez</text:p>
          </table:table-cell>
          <table:table-cell office:value-type="float" office:value="18123825" calcext:value-type="float">
            <text:p>18123825</text:p>
          </table:table-cell>
          <table:table-cell/>
          <table:table-cell table:style-name="ce5" office:value-type="string" calcext:value-type="string">
            <text:p>Tugoressss</text:p>
          </table:table-cell>
          <table:table-cell table:style-name="ce9" table:formula="of:=COUNTIFS([.B:.B]; [.F85]; [.A:.A]; &quot;muletjr10&quot;)" office:value-type="float" office:value="9" calcext:value-type="float">
            <text:p>9</text:p>
          </table:table-cell>
          <table:table-cell table:style-name="ce12" table:formula="of:=COUNTIFS([.A:.A]; [.F85]; [.B:.B]; &quot;muletjr10&quot;)" office:value-type="float" office:value="15" calcext:value-type="float">
            <text:p>15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David Soria</text:p>
          </table:table-cell>
          <table:table-cell office:value-type="float" office:value="20081442" calcext:value-type="float">
            <text:p>20081442</text:p>
          </table:table-cell>
          <table:table-cell/>
          <table:table-cell table:style-name="ce6" table:number-columns-repeated="3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David Soria</text:p>
          </table:table-cell>
          <table:table-cell office:value-type="float" office:value="20081442" calcext:value-type="float">
            <text:p>20081442</text:p>
          </table:table-cell>
          <table:table-cell/>
          <table:table-cell table:style-name="ce7" office:value-type="string" calcext:value-type="string" table:number-columns-spanned="3" table:number-rows-spanned="1">
            <text:p>Recuento Payo Cayetano</text:p>
          </table:table-cell>
          <table:covered-table-cell table:style-name="ce8"/>
          <table:covered-table-cell table:style-name="ce10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De Galarreta</text:p>
          </table:table-cell>
          <table:table-cell office:value-type="float" office:value="15000000" calcext:value-type="float">
            <text:p>15000000</text:p>
          </table:table-cell>
          <table:table-cell/>
          <table:table-cell table:style-name="ce4" table:formula="of:=[.F2]" office:value-type="string" office:string-value="Club" calcext:value-type="string">
            <text:p>Club</text:p>
          </table:table-cell>
          <table:table-cell table:style-name="ce6" table:formula="of:=[.A2]" office:value-type="string" office:string-value="Ladrón" calcext:value-type="string">
            <text:p>Ladrón</text:p>
          </table:table-cell>
          <table:table-cell table:style-name="ce11" table:formula="of:=[.B2]" office:value-type="string" office:string-value="Víctima" calcext:value-type="string">
            <text:p>Víctima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De Galarreta</text:p>
          </table:table-cell>
          <table:table-cell office:value-type="float" office:value="15000000" calcext:value-type="float">
            <text:p>15000000</text:p>
          </table:table-cell>
          <table:table-cell/>
          <table:table-cell table:style-name="ce4" office:value-type="string" calcext:value-type="string">
            <text:p>Al-bert Ibn al-Ettif</text:p>
          </table:table-cell>
          <table:table-cell table:style-name="ce6" table:formula="of:=COUNTIFS([.B:.B]; [.F89]; [.A:.A]; &quot;Payo Cayetano&quot;)" office:value-type="float" office:value="1" calcext:value-type="float">
            <text:p>1</text:p>
          </table:table-cell>
          <table:table-cell table:style-name="ce11" table:formula="of:=COUNTIFS([.A:.A]; [.F89]; [.B:.B]; &quot;Payo Cayetano&quot;)" office:value-type="float" office:value="4" calcext:value-type="float">
            <text:p>4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Payo Cayetano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De Galarreta</text:p>
          </table:table-cell>
          <table:table-cell office:value-type="float" office:value="15000000" calcext:value-type="float">
            <text:p>15000000</text:p>
          </table:table-cell>
          <table:table-cell/>
          <table:table-cell table:style-name="ce4" office:value-type="string" calcext:value-type="string">
            <text:p>Elpu7</text:p>
          </table:table-cell>
          <table:table-cell table:style-name="ce6" table:formula="of:=COUNTIFS([.B:.B]; [.F90]; [.A:.A]; &quot;Payo Cayetano&quot;)" office:value-type="float" office:value="0" calcext:value-type="float">
            <text:p>0</text:p>
          </table:table-cell>
          <table:table-cell table:style-name="ce11" table:formula="of:=COUNTIFS([.A:.A]; [.F90]; [.B:.B]; &quot;Payo Cayetano&quot;)" office:value-type="float" office:value="3" calcext:value-type="float">
            <text:p>3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Payo Cayetano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De Galarreta</text:p>
          </table:table-cell>
          <table:table-cell office:value-type="float" office:value="15000000" calcext:value-type="float">
            <text:p>15000000</text:p>
          </table:table-cell>
          <table:table-cell/>
          <table:table-cell table:style-name="ce4" office:value-type="string" calcext:value-type="string">
            <text:p>Ensaimada City</text:p>
          </table:table-cell>
          <table:table-cell table:style-name="ce6" table:formula="of:=COUNTIFS([.B:.B]; [.F91]; [.A:.A]; &quot;Payo Cayetano&quot;)" office:value-type="float" office:value="0" calcext:value-type="float">
            <text:p>0</text:p>
          </table:table-cell>
          <table:table-cell table:style-name="ce11" table:formula="of:=COUNTIFS([.A:.A]; [.F91]; [.B:.B]; &quot;Payo Cayetano&quot;)" office:value-type="float" office:value="11" calcext:value-type="float">
            <text:p>11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De Jong</text:p>
          </table:table-cell>
          <table:table-cell office:value-type="float" office:value="56500000" calcext:value-type="float">
            <text:p>56500000</text:p>
          </table:table-cell>
          <table:table-cell/>
          <table:table-cell table:style-name="ce4" office:value-type="string" calcext:value-type="string">
            <text:p>Jorch579</text:p>
          </table:table-cell>
          <table:table-cell table:style-name="ce6" table:formula="of:=COUNTIFS([.B:.B]; [.F92]; [.A:.A]; &quot;Payo Cayetano&quot;)" office:value-type="float" office:value="2" calcext:value-type="float">
            <text:p>2</text:p>
          </table:table-cell>
          <table:table-cell table:style-name="ce11" table:formula="of:=COUNTIFS([.A:.A]; [.F92]; [.B:.B]; &quot;Payo Cayetano&quot;)" office:value-type="float" office:value="2" calcext:value-type="float">
            <text:p>2</text:p>
          </table:table-cell>
          <table:table-cell table:style-name="ce19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De Jong</text:p>
          </table:table-cell>
          <table:table-cell office:value-type="float" office:value="56500000" calcext:value-type="float">
            <text:p>56500000</text:p>
          </table:table-cell>
          <table:table-cell/>
          <table:table-cell table:style-name="ce4" office:value-type="string" calcext:value-type="string">
            <text:p>makinaone</text:p>
          </table:table-cell>
          <table:table-cell table:style-name="ce6" table:formula="of:=COUNTIFS([.B:.B]; [.F93]; [.A:.A]; &quot;Payo Cayetano&quot;)" office:value-type="float" office:value="2" calcext:value-type="float">
            <text:p>2</text:p>
          </table:table-cell>
          <table:table-cell table:style-name="ce11" table:formula="of:=COUNTIFS([.A:.A]; [.F93]; [.B:.B]; &quot;Payo Cayetano&quot;)" office:value-type="float" office:value="2" calcext:value-type="float">
            <text:p>2</text:p>
          </table:table-cell>
          <table:table-cell table:style-name="ce19"/>
          <table:table-cell table:number-columns-repeated="4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De La Torre</text:p>
          </table:table-cell>
          <table:table-cell office:value-type="float" office:value="1649195" calcext:value-type="float">
            <text:p>1649195</text:p>
          </table:table-cell>
          <table:table-cell/>
          <table:table-cell table:style-name="ce4" office:value-type="string" calcext:value-type="string">
            <text:p>muletjr10</text:p>
          </table:table-cell>
          <table:table-cell table:style-name="ce6" table:formula="of:=COUNTIFS([.B:.B]; [.F94]; [.A:.A]; &quot;Payo Cayetano&quot;)" office:value-type="float" office:value="3" calcext:value-type="float">
            <text:p>3</text:p>
          </table:table-cell>
          <table:table-cell table:style-name="ce11" table:formula="of:=COUNTIFS([.A:.A]; [.F94]; [.B:.B]; &quot;Payo Cayetano&quot;)" office:value-type="float" office:value="1" calcext:value-type="float">
            <text:p>1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De Marcos</text:p>
          </table:table-cell>
          <table:table-cell office:value-type="float" office:value="16957567" calcext:value-type="float">
            <text:p>16957567</text:p>
          </table:table-cell>
          <table:table-cell/>
          <table:table-cell table:style-name="ce4" office:value-type="string" calcext:value-type="string">
            <text:p>PRATS</text:p>
          </table:table-cell>
          <table:table-cell table:style-name="ce6" table:formula="of:=COUNTIFS([.B:.B]; [.F95]; [.A:.A]; &quot;Payo Cayetano&quot;)" office:value-type="float" office:value="1" calcext:value-type="float">
            <text:p>1</text:p>
          </table:table-cell>
          <table:table-cell table:style-name="ce11" table:formula="of:=COUNTIFS([.A:.A]; [.F95]; [.B:.B]; &quot;Payo Cayetano&quot;)" office:value-type="float" office:value="3" calcext:value-type="float">
            <text:p>3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De Marcos</text:p>
          </table:table-cell>
          <table:table-cell office:value-type="float" office:value="15424361" calcext:value-type="float">
            <text:p>15424361</text:p>
          </table:table-cell>
          <table:table-cell/>
          <table:table-cell table:style-name="ce4" office:value-type="string" calcext:value-type="string">
            <text:p>Sporting de Cananú</text:p>
          </table:table-cell>
          <table:table-cell table:style-name="ce6" table:formula="of:=COUNTIFS([.B:.B]; [.F96]; [.A:.A]; &quot;Payo Cayetano&quot;)" office:value-type="float" office:value="2" calcext:value-type="float">
            <text:p>2</text:p>
          </table:table-cell>
          <table:table-cell table:style-name="ce11" table:formula="of:=COUNTIFS([.A:.A]; [.F96]; [.B:.B]; &quot;Payo Cayetano&quot;)" office:value-type="float" office:value="3" calcext:value-type="float">
            <text:p>3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De Marcos</text:p>
          </table:table-cell>
          <table:table-cell office:value-type="float" office:value="10000000" calcext:value-type="float">
            <text:p>10000000</text:p>
          </table:table-cell>
          <table:table-cell/>
          <table:table-cell table:style-name="ce5" office:value-type="string" calcext:value-type="string">
            <text:p>Tugoressss</text:p>
          </table:table-cell>
          <table:table-cell table:style-name="ce9" table:formula="of:=COUNTIFS([.B:.B]; [.F97]; [.A:.A]; &quot;Payo Cayetano&quot;)" office:value-type="float" office:value="1" calcext:value-type="float">
            <text:p>1</text:p>
          </table:table-cell>
          <table:table-cell table:style-name="ce12" table:formula="of:=COUNTIFS([.A:.A]; [.F97]; [.B:.B]; &quot;Payo Cayetano&quot;)" office:value-type="float" office:value="2" calcext:value-type="float">
            <text:p>2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De Paul</text:p>
          </table:table-cell>
          <table:table-cell office:value-type="float" office:value="27102083" calcext:value-type="float">
            <text:p>27102083</text:p>
          </table:table-cell>
          <table:table-cell/>
          <table:table-cell table:style-name="ce6" table:number-columns-repeated="3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De Paul</text:p>
          </table:table-cell>
          <table:table-cell office:value-type="float" office:value="25261605" calcext:value-type="float">
            <text:p>25261605</text:p>
          </table:table-cell>
          <table:table-cell/>
          <table:table-cell table:style-name="ce7" office:value-type="string" calcext:value-type="string" table:number-columns-spanned="3" table:number-rows-spanned="1">
            <text:p>Recuento PRATS</text:p>
          </table:table-cell>
          <table:covered-table-cell table:style-name="ce8"/>
          <table:covered-table-cell table:style-name="ce10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Diakhaby</text:p>
          </table:table-cell>
          <table:table-cell office:value-type="float" office:value="13234418" calcext:value-type="float">
            <text:p>13234418</text:p>
          </table:table-cell>
          <table:table-cell/>
          <table:table-cell table:style-name="ce4" table:formula="of:=[.F2]" office:value-type="string" office:string-value="Club" calcext:value-type="string">
            <text:p>Club</text:p>
          </table:table-cell>
          <table:table-cell table:style-name="ce6" table:formula="of:=[.A2]" office:value-type="string" office:string-value="Ladrón" calcext:value-type="string">
            <text:p>Ladrón</text:p>
          </table:table-cell>
          <table:table-cell table:style-name="ce11" table:formula="of:=[.B2]" office:value-type="string" office:string-value="Víctima" calcext:value-type="string">
            <text:p>Víctima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Diao</text:p>
          </table:table-cell>
          <table:table-cell office:value-type="float" office:value="3697324" calcext:value-type="float">
            <text:p>3697324</text:p>
          </table:table-cell>
          <table:table-cell/>
          <table:table-cell table:style-name="ce4" office:value-type="string" calcext:value-type="string">
            <text:p>Al-bert Ibn al-Ettif</text:p>
          </table:table-cell>
          <table:table-cell table:style-name="ce6" table:formula="of:=COUNTIFS([.B:.B]; [.F101]; [.A:.A]; &quot;PRATS&quot;)" office:value-type="float" office:value="2" calcext:value-type="float">
            <text:p>2</text:p>
          </table:table-cell>
          <table:table-cell table:style-name="ce11" table:formula="of:=COUNTIFS([.A:.A]; [.F101]; [.B:.B]; &quot;PRATS&quot;)" office:value-type="float" office:value="0" calcext:value-type="float">
            <text:p>0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Diego López</text:p>
          </table:table-cell>
          <table:table-cell office:value-type="float" office:value="8969626" calcext:value-type="float">
            <text:p>8969626</text:p>
          </table:table-cell>
          <table:table-cell/>
          <table:table-cell table:style-name="ce4" office:value-type="string" calcext:value-type="string">
            <text:p>Elpu7</text:p>
          </table:table-cell>
          <table:table-cell table:style-name="ce6" table:formula="of:=COUNTIFS([.B:.B]; [.F102]; [.A:.A]; &quot;PRATS&quot;)" office:value-type="float" office:value="2" calcext:value-type="float">
            <text:p>2</text:p>
          </table:table-cell>
          <table:table-cell table:style-name="ce11" table:formula="of:=COUNTIFS([.A:.A]; [.F102]; [.B:.B]; &quot;PRATS&quot;)" office:value-type="float" office:value="1" calcext:value-type="float">
            <text:p>1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Diego López</text:p>
          </table:table-cell>
          <table:table-cell office:value-type="float" office:value="7829350" calcext:value-type="float">
            <text:p>7829350</text:p>
          </table:table-cell>
          <table:table-cell/>
          <table:table-cell table:style-name="ce4" office:value-type="string" calcext:value-type="string">
            <text:p>Ensaimada City</text:p>
          </table:table-cell>
          <table:table-cell table:style-name="ce6" table:formula="of:=COUNTIFS([.B:.B]; [.F103]; [.A:.A]; &quot;PRATS&quot;)" office:value-type="float" office:value="1" calcext:value-type="float">
            <text:p>1</text:p>
          </table:table-cell>
          <table:table-cell table:style-name="ce11" table:formula="of:=COUNTIFS([.A:.A]; [.F103]; [.B:.B]; &quot;PRATS&quot;)" office:value-type="float" office:value="8" calcext:value-type="float">
            <text:p>8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Diego Rico</text:p>
          </table:table-cell>
          <table:table-cell office:value-type="float" office:value="9841796" calcext:value-type="float">
            <text:p>9841796</text:p>
          </table:table-cell>
          <table:table-cell/>
          <table:table-cell table:style-name="ce4" office:value-type="string" calcext:value-type="string">
            <text:p>Jorch579</text:p>
          </table:table-cell>
          <table:table-cell table:style-name="ce6" table:formula="of:=COUNTIFS([.B:.B]; [.F104]; [.A:.A]; &quot;PRATS&quot;)" office:value-type="float" office:value="1" calcext:value-type="float">
            <text:p>1</text:p>
          </table:table-cell>
          <table:table-cell table:style-name="ce11" table:formula="of:=COUNTIFS([.A:.A]; [.F104]; [.B:.B]; &quot;PRATS&quot;)" office:value-type="float" office:value="1" calcext:value-type="float">
            <text:p>1</text:p>
          </table:table-cell>
          <table:table-cell table:style-name="ce19"/>
          <table:table-cell table:number-columns-repeated="4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Diego Rico</text:p>
          </table:table-cell>
          <table:table-cell office:value-type="float" office:value="2905206" calcext:value-type="float">
            <text:p>2905206</text:p>
          </table:table-cell>
          <table:table-cell/>
          <table:table-cell table:style-name="ce4" office:value-type="string" calcext:value-type="string">
            <text:p>makinaone</text:p>
          </table:table-cell>
          <table:table-cell table:style-name="ce6" table:formula="of:=COUNTIFS([.B:.B]; [.F105]; [.A:.A]; &quot;PRATS&quot;)" office:value-type="float" office:value="3" calcext:value-type="float">
            <text:p>3</text:p>
          </table:table-cell>
          <table:table-cell table:style-name="ce11" table:formula="of:=COUNTIFS([.A:.A]; [.F105]; [.B:.B]; &quot;PRATS&quot;)" office:value-type="float" office:value="3" calcext:value-type="float">
            <text:p>3</text:p>
          </table:table-cell>
          <table:table-cell table:style-name="ce19"/>
          <table:table-cell table:number-columns-repeated="4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Djené</text:p>
          </table:table-cell>
          <table:table-cell office:value-type="float" office:value="10796666" calcext:value-type="float">
            <text:p>10796666</text:p>
          </table:table-cell>
          <table:table-cell/>
          <table:table-cell table:style-name="ce4" office:value-type="string" calcext:value-type="string">
            <text:p>muletjr10</text:p>
          </table:table-cell>
          <table:table-cell table:style-name="ce6" table:formula="of:=COUNTIFS([.B:.B]; [.F106]; [.A:.A]; &quot;PRATS&quot;)" office:value-type="float" office:value="5" calcext:value-type="float">
            <text:p>5</text:p>
          </table:table-cell>
          <table:table-cell table:style-name="ce11" table:formula="of:=COUNTIFS([.A:.A]; [.F106]; [.B:.B]; &quot;PRATS&quot;)" office:value-type="float" office:value="6" calcext:value-type="float">
            <text:p>6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PRATS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Djené</text:p>
          </table:table-cell>
          <table:table-cell office:value-type="float" office:value="10796666" calcext:value-type="float">
            <text:p>10796666</text:p>
          </table:table-cell>
          <table:table-cell/>
          <table:table-cell table:style-name="ce4" office:value-type="string" calcext:value-type="string">
            <text:p>Payo Cayetano</text:p>
          </table:table-cell>
          <table:table-cell table:style-name="ce6" table:formula="of:=COUNTIFS([.B:.B]; [.F107]; [.A:.A]; &quot;PRATS&quot;)" office:value-type="float" office:value="3" calcext:value-type="float">
            <text:p>3</text:p>
          </table:table-cell>
          <table:table-cell table:style-name="ce11" table:formula="of:=COUNTIFS([.A:.A]; [.F107]; [.B:.B]; &quot;PRATS&quot;)" office:value-type="float" office:value="1" calcext:value-type="float">
            <text:p>1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PRATS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Djené</text:p>
          </table:table-cell>
          <table:table-cell office:value-type="float" office:value="2487717" calcext:value-type="float">
            <text:p>2487717</text:p>
          </table:table-cell>
          <table:table-cell/>
          <table:table-cell table:style-name="ce4" office:value-type="string" calcext:value-type="string">
            <text:p>Sporting de Cananú</text:p>
          </table:table-cell>
          <table:table-cell table:style-name="ce6" table:formula="of:=COUNTIFS([.B:.B]; [.F108]; [.A:.A]; &quot;PRATS&quot;)" office:value-type="float" office:value="1" calcext:value-type="float">
            <text:p>1</text:p>
          </table:table-cell>
          <table:table-cell table:style-name="ce11" table:formula="of:=COUNTIFS([.A:.A]; [.F108]; [.B:.B]; &quot;PRATS&quot;)" office:value-type="float" office:value="0" calcext:value-type="float">
            <text:p>0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Djené</text:p>
          </table:table-cell>
          <table:table-cell office:value-type="float" office:value="2487717" calcext:value-type="float">
            <text:p>2487717</text:p>
          </table:table-cell>
          <table:table-cell/>
          <table:table-cell table:style-name="ce5" office:value-type="string" calcext:value-type="string">
            <text:p>Tugoressss</text:p>
          </table:table-cell>
          <table:table-cell table:style-name="ce9" table:formula="of:=COUNTIFS([.B:.B]; [.F109]; [.A:.A]; &quot;PRATS&quot;)" office:value-type="float" office:value="1" calcext:value-type="float">
            <text:p>1</text:p>
          </table:table-cell>
          <table:table-cell table:style-name="ce12" table:formula="of:=COUNTIFS([.A:.A]; [.F109]; [.B:.B]; &quot;PRATS&quot;)" office:value-type="float" office:value="0" calcext:value-type="float">
            <text:p>0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Dmitrovic</text:p>
          </table:table-cell>
          <table:table-cell office:value-type="float" office:value="5000000" calcext:value-type="float">
            <text:p>5000000</text:p>
          </table:table-cell>
          <table:table-cell/>
          <table:table-cell table:style-name="ce6" table:number-columns-repeated="3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PRATS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Dmitrovic</text:p>
          </table:table-cell>
          <table:table-cell office:value-type="float" office:value="3000000" calcext:value-type="float">
            <text:p>3000000</text:p>
          </table:table-cell>
          <table:table-cell/>
          <table:table-cell table:style-name="ce7" office:value-type="string" calcext:value-type="string" table:number-columns-spanned="3" table:number-rows-spanned="1">
            <text:p>Recuento Sporting de Cananú</text:p>
          </table:table-cell>
          <table:covered-table-cell table:style-name="ce8"/>
          <table:covered-table-cell table:style-name="ce10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Douvikas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4" table:formula="of:=[.F2]" office:value-type="string" office:string-value="Club" calcext:value-type="string">
            <text:p>Club</text:p>
          </table:table-cell>
          <table:table-cell table:style-name="ce6" table:formula="of:=[.A2]" office:value-type="string" office:string-value="Ladrón" calcext:value-type="string">
            <text:p>Ladrón</text:p>
          </table:table-cell>
          <table:table-cell table:style-name="ce11" table:formula="of:=[.B2]" office:value-type="string" office:string-value="Víctima" calcext:value-type="string">
            <text:p>Víctima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Douvikas</text:p>
          </table:table-cell>
          <table:table-cell office:value-type="float" office:value="1000000" calcext:value-type="float">
            <text:p>1000000</text:p>
          </table:table-cell>
          <table:table-cell/>
          <table:table-cell table:style-name="ce4" office:value-type="string" calcext:value-type="string">
            <text:p>Al-bert Ibn al-Ettif</text:p>
          </table:table-cell>
          <table:table-cell table:style-name="ce6" table:formula="of:=COUNTIFS([.B:.B]; [.F113]; [.A:.A]; &quot;Sporting de Cananú&quot;)" office:value-type="float" office:value="0" calcext:value-type="float">
            <text:p>0</text:p>
          </table:table-cell>
          <table:table-cell table:style-name="ce11" table:formula="of:=COUNTIFS([.A:.A]; [.F113]; [.B:.B]; &quot;Sporting de Cananú&quot;)" office:value-type="float" office:value="3" calcext:value-type="float">
            <text:p>3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Dovbyk</text:p>
          </table:table-cell>
          <table:table-cell office:value-type="float" office:value="105012858" calcext:value-type="float">
            <text:p>105012858</text:p>
          </table:table-cell>
          <table:table-cell/>
          <table:table-cell table:style-name="ce4" office:value-type="string" calcext:value-type="string">
            <text:p>Elpu7</text:p>
          </table:table-cell>
          <table:table-cell table:style-name="ce6" table:formula="of:=COUNTIFS([.B:.B]; [.F114]; [.A:.A]; &quot;Sporting de Cananú&quot;)" office:value-type="float" office:value="4" calcext:value-type="float">
            <text:p>4</text:p>
          </table:table-cell>
          <table:table-cell table:style-name="ce11" table:formula="of:=COUNTIFS([.A:.A]; [.F114]; [.B:.B]; &quot;Sporting de Cananú&quot;)" office:value-type="float" office:value="4" calcext:value-type="float">
            <text:p>4</text:p>
          </table:table-cell>
          <table:table-cell table:style-name="ce19"/>
          <table:table-cell table:number-columns-repeated="4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Dovbyk</text:p>
          </table:table-cell>
          <table:table-cell office:value-type="float" office:value="57558477" calcext:value-type="float">
            <text:p>57558477</text:p>
          </table:table-cell>
          <table:table-cell/>
          <table:table-cell table:style-name="ce4" office:value-type="string" calcext:value-type="string">
            <text:p>Ensaimada City</text:p>
          </table:table-cell>
          <table:table-cell table:style-name="ce6" table:formula="of:=COUNTIFS([.B:.B]; [.F115]; [.A:.A]; &quot;Sporting de Cananú&quot;)" office:value-type="float" office:value="5" calcext:value-type="float">
            <text:p>5</text:p>
          </table:table-cell>
          <table:table-cell table:style-name="ce11" table:formula="of:=COUNTIFS([.A:.A]; [.F115]; [.B:.B]; &quot;Sporting de Cananú&quot;)" office:value-type="float" office:value="6" calcext:value-type="float">
            <text:p>6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Dovbyk</text:p>
          </table:table-cell>
          <table:table-cell office:value-type="float" office:value="13929789" calcext:value-type="float">
            <text:p>13929789</text:p>
          </table:table-cell>
          <table:table-cell/>
          <table:table-cell table:style-name="ce4" office:value-type="string" calcext:value-type="string">
            <text:p>Jorch579</text:p>
          </table:table-cell>
          <table:table-cell table:style-name="ce6" table:formula="of:=COUNTIFS([.B:.B]; [.F116]; [.A:.A]; &quot;Sporting de Cananú&quot;)" office:value-type="float" office:value="1" calcext:value-type="float">
            <text:p>1</text:p>
          </table:table-cell>
          <table:table-cell table:style-name="ce11" table:formula="of:=COUNTIFS([.A:.A]; [.F116]; [.B:.B]; &quot;Sporting de Cananú&quot;)" office:value-type="float" office:value="4" calcext:value-type="float">
            <text:p>4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Dovbyk</text:p>
          </table:table-cell>
          <table:table-cell office:value-type="float" office:value="13929789" calcext:value-type="float">
            <text:p>13929789</text:p>
          </table:table-cell>
          <table:table-cell/>
          <table:table-cell table:style-name="ce4" office:value-type="string" calcext:value-type="string">
            <text:p>makinaone</text:p>
          </table:table-cell>
          <table:table-cell table:style-name="ce6" table:formula="of:=COUNTIFS([.B:.B]; [.F117]; [.A:.A]; &quot;Sporting de Cananú&quot;)" office:value-type="float" office:value="2" calcext:value-type="float">
            <text:p>2</text:p>
          </table:table-cell>
          <table:table-cell table:style-name="ce11" table:formula="of:=COUNTIFS([.A:.A]; [.F117]; [.B:.B]; &quot;Sporting de Cananú&quot;)" office:value-type="float" office:value="7" calcext:value-type="float">
            <text:p>7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Dovbyk</text:p>
          </table:table-cell>
          <table:table-cell office:value-type="float" office:value="11329789" calcext:value-type="float">
            <text:p>11329789</text:p>
          </table:table-cell>
          <table:table-cell/>
          <table:table-cell table:style-name="ce4" office:value-type="string" calcext:value-type="string">
            <text:p>muletjr10</text:p>
          </table:table-cell>
          <table:table-cell table:style-name="ce6" table:formula="of:=COUNTIFS([.B:.B]; [.F118]; [.A:.A]; &quot;Sporting de Cananú&quot;)" office:value-type="float" office:value="6" calcext:value-type="float">
            <text:p>6</text:p>
          </table:table-cell>
          <table:table-cell table:style-name="ce11" table:formula="of:=COUNTIFS([.A:.A]; [.F118]; [.B:.B]; &quot;Sporting de Cananú&quot;)" office:value-type="float" office:value="3" calcext:value-type="float">
            <text:p>3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Dovbyk</text:p>
          </table:table-cell>
          <table:table-cell office:value-type="float" office:value="1329789" calcext:value-type="float">
            <text:p>1329789</text:p>
          </table:table-cell>
          <table:table-cell/>
          <table:table-cell table:style-name="ce4" office:value-type="string" calcext:value-type="string">
            <text:p>Payo Cayetano</text:p>
          </table:table-cell>
          <table:table-cell table:style-name="ce6" table:formula="of:=COUNTIFS([.B:.B]; [.F119]; [.A:.A]; &quot;Sporting de Cananú&quot;)" office:value-type="float" office:value="3" calcext:value-type="float">
            <text:p>3</text:p>
          </table:table-cell>
          <table:table-cell table:style-name="ce11" table:formula="of:=COUNTIFS([.A:.A]; [.F119]; [.B:.B]; &quot;Sporting de Cananú&quot;)" office:value-type="float" office:value="2" calcext:value-type="float">
            <text:p>2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Duarte</text:p>
          </table:table-cell>
          <table:table-cell office:value-type="float" office:value="10449195" calcext:value-type="float">
            <text:p>10449195</text:p>
          </table:table-cell>
          <table:table-cell/>
          <table:table-cell table:style-name="ce4" office:value-type="string" calcext:value-type="string">
            <text:p>PRATS</text:p>
          </table:table-cell>
          <table:table-cell table:style-name="ce6" table:formula="of:=COUNTIFS([.B:.B]; [.F120]; [.A:.A]; &quot;Sporting de Cananú&quot;)" office:value-type="float" office:value="0" calcext:value-type="float">
            <text:p>0</text:p>
          </table:table-cell>
          <table:table-cell table:style-name="ce11" table:formula="of:=COUNTIFS([.A:.A]; [.F120]; [.B:.B]; &quot;Sporting de Cananú&quot;)" office:value-type="float" office:value="1" calcext:value-type="float">
            <text:p>1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Duarte</text:p>
          </table:table-cell>
          <table:table-cell office:value-type="float" office:value="10449195" calcext:value-type="float">
            <text:p>10449195</text:p>
          </table:table-cell>
          <table:table-cell/>
          <table:table-cell table:style-name="ce5" office:value-type="string" calcext:value-type="string">
            <text:p>Tugoressss</text:p>
          </table:table-cell>
          <table:table-cell table:style-name="ce9" table:formula="of:=COUNTIFS([.B:.B]; [.F121]; [.A:.A]; &quot;Sporting de Cananú&quot;)" office:value-type="float" office:value="1" calcext:value-type="float">
            <text:p>1</text:p>
          </table:table-cell>
          <table:table-cell table:style-name="ce12" table:formula="of:=COUNTIFS([.A:.A]; [.F121]; [.B:.B]; &quot;Sporting de Cananú&quot;)" office:value-type="float" office:value="5" calcext:value-type="float">
            <text:p>5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Duarte</text:p>
          </table:table-cell>
          <table:table-cell office:value-type="float" office:value="1748305" calcext:value-type="float">
            <text:p>1748305</text:p>
          </table:table-cell>
          <table:table-cell/>
          <table:table-cell table:style-name="ce6" table:number-columns-repeated="3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Embarba</text:p>
          </table:table-cell>
          <table:table-cell office:value-type="float" office:value="11560573" calcext:value-type="float">
            <text:p>11560573</text:p>
          </table:table-cell>
          <table:table-cell/>
          <table:table-cell table:style-name="ce7" office:value-type="string" calcext:value-type="string" table:number-columns-spanned="3" table:number-rows-spanned="1">
            <text:p>Recuento Tugoressss</text:p>
          </table:table-cell>
          <table:covered-table-cell table:style-name="ce8"/>
          <table:covered-table-cell table:style-name="ce10"/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Payo Cayetano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Embarba</text:p>
          </table:table-cell>
          <table:table-cell office:value-type="float" office:value="11560573" calcext:value-type="float">
            <text:p>11560573</text:p>
          </table:table-cell>
          <table:table-cell/>
          <table:table-cell table:style-name="ce4" table:formula="of:=[.F2]" office:value-type="string" office:string-value="Club" calcext:value-type="string">
            <text:p>Club</text:p>
          </table:table-cell>
          <table:table-cell table:style-name="ce6" table:formula="of:=[.A2]" office:value-type="string" office:string-value="Ladrón" calcext:value-type="string">
            <text:p>Ladrón</text:p>
          </table:table-cell>
          <table:table-cell table:style-name="ce11" table:formula="of:=[.B2]" office:value-type="string" office:string-value="Víctima" calcext:value-type="string">
            <text:p>Víctima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Enes Ünal</text:p>
          </table:table-cell>
          <table:table-cell office:value-type="float" office:value="3250000" calcext:value-type="float">
            <text:p>3250000</text:p>
          </table:table-cell>
          <table:table-cell/>
          <table:table-cell table:style-name="ce4" office:value-type="string" calcext:value-type="string">
            <text:p>Al-bert Ibn al-Ettif</text:p>
          </table:table-cell>
          <table:table-cell table:style-name="ce6" table:formula="of:=COUNTIFS([.B:.B]; [.F125]; [.A:.A]; &quot;Tugoressss&quot;)" office:value-type="float" office:value="7" calcext:value-type="float">
            <text:p>7</text:p>
          </table:table-cell>
          <table:table-cell table:style-name="ce11" table:formula="of:=COUNTIFS([.A:.A]; [.F125]; [.B:.B]; &quot;Tugoressss&quot;)" office:value-type="float" office:value="7" calcext:value-type="float">
            <text:p>7</text:p>
          </table:table-cell>
          <table:table-cell table:style-name="ce19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Fali</text:p>
          </table:table-cell>
          <table:table-cell office:value-type="float" office:value="8066895" calcext:value-type="float">
            <text:p>8066895</text:p>
          </table:table-cell>
          <table:table-cell/>
          <table:table-cell table:style-name="ce4" office:value-type="string" calcext:value-type="string">
            <text:p>Elpu7</text:p>
          </table:table-cell>
          <table:table-cell table:style-name="ce6" table:formula="of:=COUNTIFS([.B:.B]; [.F126]; [.A:.A]; &quot;Tugoressss&quot;)" office:value-type="float" office:value="13" calcext:value-type="float">
            <text:p>13</text:p>
          </table:table-cell>
          <table:table-cell table:style-name="ce11" table:formula="of:=COUNTIFS([.A:.A]; [.F126]; [.B:.B]; &quot;Tugoressss&quot;)" office:value-type="float" office:value="6" calcext:value-type="float">
            <text:p>6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Ferran Torres</text:p>
          </table:table-cell>
          <table:table-cell office:value-type="float" office:value="20019083" calcext:value-type="float">
            <text:p>20019083</text:p>
          </table:table-cell>
          <table:table-cell/>
          <table:table-cell table:style-name="ce4" office:value-type="string" calcext:value-type="string">
            <text:p>Ensaimada City</text:p>
          </table:table-cell>
          <table:table-cell table:style-name="ce6" table:formula="of:=COUNTIFS([.B:.B]; [.F127]; [.A:.A]; &quot;Tugoressss&quot;)" office:value-type="float" office:value="11" calcext:value-type="float">
            <text:p>11</text:p>
          </table:table-cell>
          <table:table-cell table:style-name="ce11" table:formula="of:=COUNTIFS([.A:.A]; [.F127]; [.B:.B]; &quot;Tugoressss&quot;)" office:value-type="float" office:value="20" calcext:value-type="float">
            <text:p>20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Ferran Torres</text:p>
          </table:table-cell>
          <table:table-cell office:value-type="float" office:value="16652870" calcext:value-type="float">
            <text:p>16652870</text:p>
          </table:table-cell>
          <table:table-cell/>
          <table:table-cell table:style-name="ce4" office:value-type="string" calcext:value-type="string">
            <text:p>Jorch579</text:p>
          </table:table-cell>
          <table:table-cell table:style-name="ce6" table:formula="of:=COUNTIFS([.B:.B]; [.F128]; [.A:.A]; &quot;Tugoressss&quot;)" office:value-type="float" office:value="0" calcext:value-type="float">
            <text:p>0</text:p>
          </table:table-cell>
          <table:table-cell table:style-name="ce11" table:formula="of:=COUNTIFS([.A:.A]; [.F128]; [.B:.B]; &quot;Tugoressss&quot;)" office:value-type="float" office:value="3" calcext:value-type="float">
            <text:p>3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Ferran Torres</text:p>
          </table:table-cell>
          <table:table-cell office:value-type="float" office:value="16444833" calcext:value-type="float">
            <text:p>16444833</text:p>
          </table:table-cell>
          <table:table-cell/>
          <table:table-cell table:style-name="ce4" office:value-type="string" calcext:value-type="string">
            <text:p>makinaone</text:p>
          </table:table-cell>
          <table:table-cell table:style-name="ce6" table:formula="of:=COUNTIFS([.B:.B]; [.F129]; [.A:.A]; &quot;Tugoressss&quot;)" office:value-type="float" office:value="16" calcext:value-type="float">
            <text:p>16</text:p>
          </table:table-cell>
          <table:table-cell table:style-name="ce11" table:formula="of:=COUNTIFS([.A:.A]; [.F129]; [.B:.B]; &quot;Tugoressss&quot;)" office:value-type="float" office:value="11" calcext:value-type="float">
            <text:p>11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Ferran Torres</text:p>
          </table:table-cell>
          <table:table-cell office:value-type="float" office:value="16444833" calcext:value-type="float">
            <text:p>16444833</text:p>
          </table:table-cell>
          <table:table-cell/>
          <table:table-cell table:style-name="ce4" office:value-type="string" calcext:value-type="string">
            <text:p>muletjr10</text:p>
          </table:table-cell>
          <table:table-cell table:style-name="ce6" table:formula="of:=COUNTIFS([.B:.B]; [.F130]; [.A:.A]; &quot;Tugoressss&quot;)" office:value-type="float" office:value="15" calcext:value-type="float">
            <text:p>15</text:p>
          </table:table-cell>
          <table:table-cell table:style-name="ce11" table:formula="of:=COUNTIFS([.A:.A]; [.F130]; [.B:.B]; &quot;Tugoressss&quot;)" office:value-type="float" office:value="9" calcext:value-type="float">
            <text:p>9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Fran Pérez</text:p>
          </table:table-cell>
          <table:table-cell office:value-type="float" office:value="18155000" calcext:value-type="float">
            <text:p>18155000</text:p>
          </table:table-cell>
          <table:table-cell/>
          <table:table-cell table:style-name="ce4" office:value-type="string" calcext:value-type="string">
            <text:p>Payo Cayetano</text:p>
          </table:table-cell>
          <table:table-cell table:style-name="ce6" table:formula="of:=COUNTIFS([.B:.B]; [.F131]; [.A:.A]; &quot;Tugoressss&quot;)" office:value-type="float" office:value="2" calcext:value-type="float">
            <text:p>2</text:p>
          </table:table-cell>
          <table:table-cell table:style-name="ce11" table:formula="of:=COUNTIFS([.A:.A]; [.F131]; [.B:.B]; &quot;Tugoressss&quot;)" office:value-type="float" office:value="1" calcext:value-type="float">
            <text:p>1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Fran Pérez</text:p>
          </table:table-cell>
          <table:table-cell office:value-type="float" office:value="18155000" calcext:value-type="float">
            <text:p>18155000</text:p>
          </table:table-cell>
          <table:table-cell/>
          <table:table-cell table:style-name="ce4" office:value-type="string" calcext:value-type="string">
            <text:p>PRATS</text:p>
          </table:table-cell>
          <table:table-cell table:style-name="ce6" table:formula="of:=COUNTIFS([.B:.B]; [.F132]; [.A:.A]; &quot;Tugoressss&quot;)" office:value-type="float" office:value="0" calcext:value-type="float">
            <text:p>0</text:p>
          </table:table-cell>
          <table:table-cell table:style-name="ce11" table:formula="of:=COUNTIFS([.A:.A]; [.F132]; [.B:.B]; &quot;Tugoressss&quot;)" office:value-type="float" office:value="1" calcext:value-type="float">
            <text:p>1</text:p>
          </table:table-cell>
          <table:table-cell table:style-name="ce17"/>
          <table:table-cell table:number-columns-repeated="4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Fran Pérez</text:p>
          </table:table-cell>
          <table:table-cell office:value-type="float" office:value="6604278" calcext:value-type="float">
            <text:p>6604278</text:p>
          </table:table-cell>
          <table:table-cell/>
          <table:table-cell table:style-name="ce5" office:value-type="string" calcext:value-type="string">
            <text:p>Sporting de Cananú</text:p>
          </table:table-cell>
          <table:table-cell table:style-name="ce9" table:formula="of:=COUNTIFS([.B:.B]; [.F133]; [.A:.A]; &quot;Tugoressss&quot;)" office:value-type="float" office:value="5" calcext:value-type="float">
            <text:p>5</text:p>
          </table:table-cell>
          <table:table-cell table:style-name="ce12" table:formula="of:=COUNTIFS([.A:.A]; [.F133]; [.B:.B]; &quot;Tugoressss&quot;)" office:value-type="float" office:value="1" calcext:value-type="float">
            <text:p>1</text:p>
          </table:table-cell>
          <table:table-cell table:style-name="ce18"/>
          <table:table-cell table:number-columns-repeated="4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Fran Pérez</text:p>
          </table:table-cell>
          <table:table-cell office:value-type="float" office:value="6604278" calcext:value-type="float">
            <text:p>66042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Gastón</text:p>
          </table:table-cell>
          <table:table-cell office:value-type="float" office:value="4500000" calcext:value-type="float">
            <text:p>45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Gazzaniga</text:p>
          </table:table-cell>
          <table:table-cell office:value-type="float" office:value="23000000" calcext:value-type="float">
            <text:p>23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Gio González</text:p>
          </table:table-cell>
          <table:table-cell office:value-type="float" office:value="2000000" calcext:value-type="float">
            <text:p>2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Gio González</text:p>
          </table:table-cell>
          <table:table-cell office:value-type="float" office:value="2000000" calcext:value-type="float">
            <text:p>2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Gio González</text:p>
          </table:table-cell>
          <table:table-cell office:value-type="float" office:value="2000000" calcext:value-type="float">
            <text:p>2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Gio González</text:p>
          </table:table-cell>
          <table:table-cell office:value-type="float" office:value="1900000" calcext:value-type="float">
            <text:p>19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Gio González</text:p>
          </table:table-cell>
          <table:table-cell office:value-type="float" office:value="1900000" calcext:value-type="float">
            <text:p>19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Gonzalo Villar</text:p>
          </table:table-cell>
          <table:table-cell office:value-type="float" office:value="2144437" calcext:value-type="float">
            <text:p>2144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Gorosabel</text:p>
          </table:table-cell>
          <table:table-cell office:value-type="float" office:value="3000000" calcext:value-type="float">
            <text:p>3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Greenwood</text:p>
          </table:table-cell>
          <table:table-cell office:value-type="float" office:value="45044180" calcext:value-type="float">
            <text:p>45044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Greenwood</text:p>
          </table:table-cell>
          <table:table-cell office:value-type="float" office:value="45044180" calcext:value-type="float">
            <text:p>450441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Greenwood</text:p>
          </table:table-cell>
          <table:table-cell office:value-type="float" office:value="28924370" calcext:value-type="float">
            <text:p>289243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Greenwood</text:p>
          </table:table-cell>
          <table:table-cell office:value-type="float" office:value="26148617" calcext:value-type="float">
            <text:p>26148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Greenwood</text:p>
          </table:table-cell>
          <table:table-cell office:value-type="float" office:value="17948617" calcext:value-type="float">
            <text:p>17948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Greenwood</text:p>
          </table:table-cell>
          <table:table-cell office:value-type="float" office:value="9776385" calcext:value-type="float">
            <text:p>9776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Greenwood</text:p>
          </table:table-cell>
          <table:table-cell office:value-type="float" office:value="9776385" calcext:value-type="float">
            <text:p>97763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Guerra</text:p>
          </table:table-cell>
          <table:table-cell office:value-type="float" office:value="15000000" calcext:value-type="float">
            <text:p>15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Guerra</text:p>
          </table:table-cell>
          <table:table-cell office:value-type="float" office:value="12313685" calcext:value-type="float">
            <text:p>123136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ATS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Guerra</text:p>
          </table:table-cell>
          <table:table-cell office:value-type="float" office:value="10556778" calcext:value-type="float">
            <text:p>105567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Guevara</text:p>
          </table:table-cell>
          <table:table-cell office:value-type="float" office:value="3011202" calcext:value-type="float">
            <text:p>3011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Guevara</text:p>
          </table:table-cell>
          <table:table-cell office:value-type="float" office:value="2510000" calcext:value-type="float">
            <text:p>251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Guillamón</text:p>
          </table:table-cell>
          <table:table-cell office:value-type="float" office:value="1000000" calcext:value-type="float">
            <text:p>1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Gundogan</text:p>
          </table:table-cell>
          <table:table-cell office:value-type="float" office:value="57002282" calcext:value-type="float">
            <text:p>570022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Guridi</text:p>
          </table:table-cell>
          <table:table-cell office:value-type="float" office:value="6345038" calcext:value-type="float">
            <text:p>63450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Guruzeta</text:p>
          </table:table-cell>
          <table:table-cell office:value-type="float" office:value="49951421" calcext:value-type="float">
            <text:p>499514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Guruzeta</text:p>
          </table:table-cell>
          <table:table-cell office:value-type="float" office:value="37636608" calcext:value-type="float">
            <text:p>37636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Guruzeta</text:p>
          </table:table-cell>
          <table:table-cell office:value-type="float" office:value="22209320" calcext:value-type="float">
            <text:p>222093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Guruzeta</text:p>
          </table:table-cell>
          <table:table-cell office:value-type="float" office:value="22209320" calcext:value-type="float">
            <text:p>222093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Hermoso</text:p>
          </table:table-cell>
          <table:table-cell office:value-type="float" office:value="30500000" calcext:value-type="float">
            <text:p>305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Hugo Duro</text:p>
          </table:table-cell>
          <table:table-cell office:value-type="float" office:value="39574388" calcext:value-type="float">
            <text:p>395743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Hugo Duro</text:p>
          </table:table-cell>
          <table:table-cell office:value-type="float" office:value="39000000" calcext:value-type="float">
            <text:p>39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yo Cayetano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Hugo Duro</text:p>
          </table:table-cell>
          <table:table-cell office:value-type="float" office:value="39000000" calcext:value-type="float">
            <text:p>39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Hugo Duro</text:p>
          </table:table-cell>
          <table:table-cell office:value-type="float" office:value="15033000" calcext:value-type="float">
            <text:p>15033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ATS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Hugo Duro</text:p>
          </table:table-cell>
          <table:table-cell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Hugo Duro</text:p>
          </table:table-cell>
          <table:table-cell office:value-type="float" office:value="8101551" calcext:value-type="float">
            <text:p>81015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Iñaki Peña</text:p>
          </table:table-cell>
          <table:table-cell office:value-type="float" office:value="5028765" calcext:value-type="float">
            <text:p>50287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Iñaki Peña</text:p>
          </table:table-cell>
          <table:table-cell office:value-type="float" office:value="5028765" calcext:value-type="float">
            <text:p>50287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Iñaki Peña</text:p>
          </table:table-cell>
          <table:table-cell office:value-type="float" office:value="1000000" calcext:value-type="float">
            <text:p>1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Iñaki Williams</text:p>
          </table:table-cell>
          <table:table-cell office:value-type="float" office:value="40537815" calcext:value-type="float">
            <text:p>40537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Isco</text:p>
          </table:table-cell>
          <table:table-cell office:value-type="float" office:value="100523488" calcext:value-type="float">
            <text:p>1005234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Iván Martín</text:p>
          </table:table-cell>
          <table:table-cell office:value-type="float" office:value="33842921" calcext:value-type="float">
            <text:p>338429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Iván Martín</text:p>
          </table:table-cell>
          <table:table-cell office:value-type="float" office:value="26011299" calcext:value-type="float">
            <text:p>260112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Iván Martín</text:p>
          </table:table-cell>
          <table:table-cell office:value-type="float" office:value="21011299" calcext:value-type="float">
            <text:p>210112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Iván Martín</text:p>
          </table:table-cell>
          <table:table-cell office:value-type="float" office:value="4248721" calcext:value-type="float">
            <text:p>42487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Iván Villar</text:p>
          </table:table-cell>
          <table:table-cell office:value-type="float" office:value="10017201" calcext:value-type="float">
            <text:p>10017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Iván Villar</text:p>
          </table:table-cell>
          <table:table-cell office:value-type="float" office:value="8017201" calcext:value-type="float">
            <text:p>80172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Javi Hernández</text:p>
          </table:table-cell>
          <table:table-cell office:value-type="float" office:value="11110159" calcext:value-type="float">
            <text:p>111101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Javi Muñoz</text:p>
          </table:table-cell>
          <table:table-cell office:value-type="float" office:value="2222222" calcext:value-type="float">
            <text:p>22222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yo Cayetano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Javi Muñoz</text:p>
          </table:table-cell>
          <table:table-cell office:value-type="float" office:value="2222222" calcext:value-type="float">
            <text:p>22222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Javi Muñoz</text:p>
          </table:table-cell>
          <table:table-cell office:value-type="float" office:value="2222222" calcext:value-type="float">
            <text:p>22222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Javi Muñoz</text:p>
          </table:table-cell>
          <table:table-cell office:value-type="float" office:value="1100000" calcext:value-type="float">
            <text:p>11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Jon Pacheco</text:p>
          </table:table-cell>
          <table:table-cell office:value-type="float" office:value="1000000" calcext:value-type="float">
            <text:p>1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Jon Pacheco</text:p>
          </table:table-cell>
          <table:table-cell office:value-type="float" office:value="1000000" calcext:value-type="float">
            <text:p>1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Jonathan Viera</text:p>
          </table:table-cell>
          <table:table-cell office:value-type="float" office:value="23068565" calcext:value-type="float">
            <text:p>230685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Jörgensen</text:p>
          </table:table-cell>
          <table:table-cell office:value-type="float" office:value="6238249" calcext:value-type="float">
            <text:p>62382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Joselu</text:p>
          </table:table-cell>
          <table:table-cell office:value-type="float" office:value="44241153" calcext:value-type="float">
            <text:p>442411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Kieran Tierney</text:p>
          </table:table-cell>
          <table:table-cell office:value-type="float" office:value="3754050" calcext:value-type="float">
            <text:p>37540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Kike García</text:p>
          </table:table-cell>
          <table:table-cell office:value-type="float" office:value="5500000" calcext:value-type="float">
            <text:p>55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Kike García</text:p>
          </table:table-cell>
          <table:table-cell office:value-type="float" office:value="5500000" calcext:value-type="float">
            <text:p>55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Kike García</text:p>
          </table:table-cell>
          <table:table-cell office:value-type="float" office:value="3743392" calcext:value-type="float">
            <text:p>37433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Kirian</text:p>
          </table:table-cell>
          <table:table-cell office:value-type="float" office:value="17222481" calcext:value-type="float">
            <text:p>17222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Kirian</text:p>
          </table:table-cell>
          <table:table-cell office:value-type="float" office:value="17222481" calcext:value-type="float">
            <text:p>17222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Kirian</text:p>
          </table:table-cell>
          <table:table-cell office:value-type="float" office:value="8222481" calcext:value-type="float">
            <text:p>82224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Kirian</text:p>
          </table:table-cell>
          <table:table-cell office:value-type="float" office:value="2487758" calcext:value-type="float">
            <text:p>24877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Koke</text:p>
          </table:table-cell>
          <table:table-cell office:value-type="float" office:value="18217388" calcext:value-type="float">
            <text:p>182173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Kounde</text:p>
          </table:table-cell>
          <table:table-cell office:value-type="float" office:value="26959111" calcext:value-type="float">
            <text:p>26959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Koundé</text:p>
          </table:table-cell>
          <table:table-cell office:value-type="float" office:value="50697975" calcext:value-type="float">
            <text:p>506979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Kubo</text:p>
          </table:table-cell>
          <table:table-cell office:value-type="float" office:value="101255575" calcext:value-type="float">
            <text:p>1012555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Lamine Yamal</text:p>
          </table:table-cell>
          <table:table-cell office:value-type="float" office:value="27946427" calcext:value-type="float">
            <text:p>279464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Lamine Yamal</text:p>
          </table:table-cell>
          <table:table-cell office:value-type="float" office:value="19629113" calcext:value-type="float">
            <text:p>196291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Larin</text:p>
          </table:table-cell>
          <table:table-cell office:value-type="float" office:value="3000000" calcext:value-type="float">
            <text:p>3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ATS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Larin</text:p>
          </table:table-cell>
          <table:table-cell office:value-type="float" office:value="3000000" calcext:value-type="float">
            <text:p>3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ATS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Larin</text:p>
          </table:table-cell>
          <table:table-cell office:value-type="float" office:value="1000000" calcext:value-type="float">
            <text:p>1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Larsen</text:p>
          </table:table-cell>
          <table:table-cell office:value-type="float" office:value="31610222" calcext:value-type="float">
            <text:p>316102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Larsen</text:p>
          </table:table-cell>
          <table:table-cell office:value-type="float" office:value="31610222" calcext:value-type="float">
            <text:p>316102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Larsen</text:p>
          </table:table-cell>
          <table:table-cell office:value-type="float" office:value="31610222" calcext:value-type="float">
            <text:p>316102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Larsen</text:p>
          </table:table-cell>
          <table:table-cell office:value-type="float" office:value="20557857" calcext:value-type="float">
            <text:p>205578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Larsen</text:p>
          </table:table-cell>
          <table:table-cell office:value-type="float" office:value="13564241" calcext:value-type="float">
            <text:p>135642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yo Cayetano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Larsen</text:p>
          </table:table-cell>
          <table:table-cell office:value-type="float" office:value="13564241" calcext:value-type="float">
            <text:p>135642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Lato</text:p>
          </table:table-cell>
          <table:table-cell office:value-type="float" office:value="6000000" calcext:value-type="float">
            <text:p>6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Lato</text:p>
          </table:table-cell>
          <table:table-cell office:value-type="float" office:value="1694868" calcext:value-type="float">
            <text:p>16948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Lejeune</text:p>
          </table:table-cell>
          <table:table-cell office:value-type="float" office:value="20000000" calcext:value-type="float">
            <text:p>2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Lejeune</text:p>
          </table:table-cell>
          <table:table-cell office:value-type="float" office:value="20000000" calcext:value-type="float">
            <text:p>2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Lejeune</text:p>
          </table:table-cell>
          <table:table-cell office:value-type="float" office:value="16500001" calcext:value-type="float">
            <text:p>1650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Lejeune</text:p>
          </table:table-cell>
          <table:table-cell office:value-type="float" office:value="13051623" calcext:value-type="float">
            <text:p>130516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Lejeune</text:p>
          </table:table-cell>
          <table:table-cell office:value-type="float" office:value="11000001" calcext:value-type="float">
            <text:p>1100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Leo Baptistao</text:p>
          </table:table-cell>
          <table:table-cell office:value-type="float" office:value="1000000" calcext:value-type="float">
            <text:p>1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Lewandowski</text:p>
          </table:table-cell>
          <table:table-cell office:value-type="float" office:value="90052065" calcext:value-type="float">
            <text:p>900520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Lucas Vázquez</text:p>
          </table:table-cell>
          <table:table-cell office:value-type="float" office:value="4175430" calcext:value-type="float">
            <text:p>4175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Lucas Vázquez</text:p>
          </table:table-cell>
          <table:table-cell office:value-type="float" office:value="4175430" calcext:value-type="float">
            <text:p>41754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Lucas Vázquez</text:p>
          </table:table-cell>
          <table:table-cell office:value-type="float" office:value="1000000" calcext:value-type="float">
            <text:p>1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Lukébakio</text:p>
          </table:table-cell>
          <table:table-cell office:value-type="float" office:value="16000000" calcext:value-type="float">
            <text:p>16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Lunin</text:p>
          </table:table-cell>
          <table:table-cell office:value-type="float" office:value="4625134" calcext:value-type="float">
            <text:p>46251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Lunin</text:p>
          </table:table-cell>
          <table:table-cell office:value-type="float" office:value="3555050" calcext:value-type="float">
            <text:p>35550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Maffeo</text:p>
          </table:table-cell>
          <table:table-cell office:value-type="float" office:value="6000000" calcext:value-type="float">
            <text:p>6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Maksimovic</text:p>
          </table:table-cell>
          <table:table-cell office:value-type="float" office:value="14056516" calcext:value-type="float">
            <text:p>14056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Maksimovic</text:p>
          </table:table-cell>
          <table:table-cell office:value-type="float" office:value="14056516" calcext:value-type="float">
            <text:p>14056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yo Cayetano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Maksimovic</text:p>
          </table:table-cell>
          <table:table-cell office:value-type="float" office:value="11056516" calcext:value-type="float">
            <text:p>110565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Marc</text:p>
          </table:table-cell>
          <table:table-cell office:value-type="float" office:value="1000000" calcext:value-type="float">
            <text:p>1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Marc</text:p>
          </table:table-cell>
          <table:table-cell office:value-type="float" office:value="516366" calcext:value-type="float">
            <text:p>5163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ATS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Marc Guiu</text:p>
          </table:table-cell>
          <table:table-cell office:value-type="float" office:value="1000000" calcext:value-type="float">
            <text:p>1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Marc Roca</text:p>
          </table:table-cell>
          <table:table-cell office:value-type="float" office:value="15000000" calcext:value-type="float">
            <text:p>15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Marcos Llorente</text:p>
          </table:table-cell>
          <table:table-cell office:value-type="float" office:value="18798389" calcext:value-type="float">
            <text:p>187983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Marcos Llorente</text:p>
          </table:table-cell>
          <table:table-cell office:value-type="float" office:value="12314746" calcext:value-type="float">
            <text:p>12314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Mariño</text:p>
          </table:table-cell>
          <table:table-cell office:value-type="float" office:value="600000" calcext:value-type="float">
            <text:p>6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yo Cayetano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Marvin</text:p>
          </table:table-cell>
          <table:table-cell office:value-type="float" office:value="1250000" calcext:value-type="float">
            <text:p>125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Melendo</text:p>
          </table:table-cell>
          <table:table-cell office:value-type="float" office:value="1000000" calcext:value-type="float">
            <text:p>1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Mendy</text:p>
          </table:table-cell>
          <table:table-cell office:value-type="float" office:value="11821229" calcext:value-type="float">
            <text:p>118212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Mendy</text:p>
          </table:table-cell>
          <table:table-cell office:value-type="float" office:value="7410210" calcext:value-type="float">
            <text:p>74102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Mendy</text:p>
          </table:table-cell>
          <table:table-cell office:value-type="float" office:value="5812219" calcext:value-type="float">
            <text:p>5812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Mendy</text:p>
          </table:table-cell>
          <table:table-cell office:value-type="float" office:value="5812219" calcext:value-type="float">
            <text:p>58122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Miguel Gutiérrez</text:p>
          </table:table-cell>
          <table:table-cell office:value-type="float" office:value="52576552" calcext:value-type="float">
            <text:p>5257655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Miguel Gutiérrez</text:p>
          </table:table-cell>
          <table:table-cell office:value-type="float" office:value="17166790" calcext:value-type="float">
            <text:p>171667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Miguel Gutiérrez</text:p>
          </table:table-cell>
          <table:table-cell office:value-type="float" office:value="15172350" calcext:value-type="float">
            <text:p>151723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Mika Marmol</text:p>
          </table:table-cell>
          <table:table-cell office:value-type="float" office:value="17263996" calcext:value-type="float">
            <text:p>172639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Mika Marmol</text:p>
          </table:table-cell>
          <table:table-cell office:value-type="float" office:value="7730000" calcext:value-type="float">
            <text:p>773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Mika Marmol</text:p>
          </table:table-cell>
          <table:table-cell office:value-type="float" office:value="7730000" calcext:value-type="float">
            <text:p>773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Mikel Merino</text:p>
          </table:table-cell>
          <table:table-cell office:value-type="float" office:value="36031154" calcext:value-type="float">
            <text:p>36031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Mikel Merino</text:p>
          </table:table-cell>
          <table:table-cell office:value-type="float" office:value="28000002" calcext:value-type="float">
            <text:p>280000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Mikel Merino</text:p>
          </table:table-cell>
          <table:table-cell office:value-type="float" office:value="28000000" calcext:value-type="float">
            <text:p>28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Mingueza</text:p>
          </table:table-cell>
          <table:table-cell office:value-type="float" office:value="7076150" calcext:value-type="float">
            <text:p>7076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Mingueza</text:p>
          </table:table-cell>
          <table:table-cell office:value-type="float" office:value="7076150" calcext:value-type="float">
            <text:p>70761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Mingueza</text:p>
          </table:table-cell>
          <table:table-cell office:value-type="float" office:value="4500000" calcext:value-type="float">
            <text:p>45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Mingueza</text:p>
          </table:table-cell>
          <table:table-cell office:value-type="float" office:value="4500000" calcext:value-type="float">
            <text:p>45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Mingueza</text:p>
          </table:table-cell>
          <table:table-cell office:value-type="float" office:value="2217867" calcext:value-type="float">
            <text:p>22178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ATS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Moi Gómez</text:p>
          </table:table-cell>
          <table:table-cell office:value-type="float" office:value="3081463" calcext:value-type="float">
            <text:p>308146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ATS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Mojica</text:p>
          </table:table-cell>
          <table:table-cell office:value-type="float" office:value="3000000" calcext:value-type="float">
            <text:p>3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Mojica</text:p>
          </table:table-cell>
          <table:table-cell office:value-type="float" office:value="1000000" calcext:value-type="float">
            <text:p>1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Moleiro</text:p>
          </table:table-cell>
          <table:table-cell office:value-type="float" office:value="18023123" calcext:value-type="float">
            <text:p>180231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Morata</text:p>
          </table:table-cell>
          <table:table-cell office:value-type="float" office:value="59420457" calcext:value-type="float">
            <text:p>59420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Mosquera</text:p>
          </table:table-cell>
          <table:table-cell office:value-type="float" office:value="7013547" calcext:value-type="float">
            <text:p>7013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Mosquera</text:p>
          </table:table-cell>
          <table:table-cell office:value-type="float" office:value="7013547" calcext:value-type="float">
            <text:p>70135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Mumin</text:p>
          </table:table-cell>
          <table:table-cell office:value-type="float" office:value="1789738" calcext:value-type="float">
            <text:p>17897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Mumin</text:p>
          </table:table-cell>
          <table:table-cell office:value-type="float" office:value="1789738" calcext:value-type="float">
            <text:p>178973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Munir</text:p>
          </table:table-cell>
          <table:table-cell office:value-type="float" office:value="5100000" calcext:value-type="float">
            <text:p>51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ATS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Muriqi</text:p>
          </table:table-cell>
          <table:table-cell office:value-type="float" office:value="20600001" calcext:value-type="float">
            <text:p>2060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Muriqi</text:p>
          </table:table-cell>
          <table:table-cell office:value-type="float" office:value="13600001" calcext:value-type="float">
            <text:p>1360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Nacho</text:p>
          </table:table-cell>
          <table:table-cell office:value-type="float" office:value="2757734" calcext:value-type="float">
            <text:p>27577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Navas</text:p>
          </table:table-cell>
          <table:table-cell office:value-type="float" office:value="3808774" calcext:value-type="float">
            <text:p>38087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Nico Williams</text:p>
          </table:table-cell>
          <table:table-cell office:value-type="float" office:value="87567653" calcext:value-type="float">
            <text:p>8756765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Nteka</text:p>
          </table:table-cell>
          <table:table-cell office:value-type="float" office:value="18841496" calcext:value-type="float">
            <text:p>18841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Oblak</text:p>
          </table:table-cell>
          <table:table-cell office:value-type="float" office:value="23000001" calcext:value-type="float">
            <text:p>230000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Oriol Romeu</text:p>
          </table:table-cell>
          <table:table-cell office:value-type="float" office:value="21382996" calcext:value-type="float">
            <text:p>213829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Óscar Valentín</text:p>
          </table:table-cell>
          <table:table-cell office:value-type="float" office:value="12944341" calcext:value-type="float">
            <text:p>12944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Óscar Valentín</text:p>
          </table:table-cell>
          <table:table-cell office:value-type="float" office:value="8489341" calcext:value-type="float">
            <text:p>848934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Óscar Valentín</text:p>
          </table:table-cell>
          <table:table-cell office:value-type="float" office:value="8442288" calcext:value-type="float">
            <text:p>84422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Óscar Valentín</text:p>
          </table:table-cell>
          <table:table-cell office:value-type="float" office:value="8442288" calcext:value-type="float">
            <text:p>84422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Óscar Valentín</text:p>
          </table:table-cell>
          <table:table-cell office:value-type="float" office:value="8442288" calcext:value-type="float">
            <text:p>84422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Oyarzabal</text:p>
          </table:table-cell>
          <table:table-cell office:value-type="float" office:value="34288715" calcext:value-type="float">
            <text:p>342887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Paredes</text:p>
          </table:table-cell>
          <table:table-cell office:value-type="float" office:value="26989422" calcext:value-type="float">
            <text:p>2698942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Pedraza</text:p>
          </table:table-cell>
          <table:table-cell office:value-type="float" office:value="11942251" calcext:value-type="float">
            <text:p>11942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Pedri</text:p>
          </table:table-cell>
          <table:table-cell office:value-type="float" office:value="51662116" calcext:value-type="float">
            <text:p>51662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Pedri</text:p>
          </table:table-cell>
          <table:table-cell office:value-type="float" office:value="43546286" calcext:value-type="float">
            <text:p>435462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Pepelu</text:p>
          </table:table-cell>
          <table:table-cell office:value-type="float" office:value="60580940" calcext:value-type="float">
            <text:p>60580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Pepelu</text:p>
          </table:table-cell>
          <table:table-cell office:value-type="float" office:value="40504234" calcext:value-type="float">
            <text:p>405042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Pepelu</text:p>
          </table:table-cell>
          <table:table-cell office:value-type="float" office:value="23828442" calcext:value-type="float">
            <text:p>238284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Pezzella</text:p>
          </table:table-cell>
          <table:table-cell office:value-type="float" office:value="46249323" calcext:value-type="float">
            <text:p>462493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Pezzella</text:p>
          </table:table-cell>
          <table:table-cell office:value-type="float" office:value="45714667" calcext:value-type="float">
            <text:p>457146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Pezzella</text:p>
          </table:table-cell>
          <table:table-cell office:value-type="float" office:value="21606693" calcext:value-type="float">
            <text:p>2160669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Portu</text:p>
          </table:table-cell>
          <table:table-cell office:value-type="float" office:value="1000000" calcext:value-type="float">
            <text:p>1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Portu</text:p>
          </table:table-cell>
          <table:table-cell office:value-type="float" office:value="1000000" calcext:value-type="float">
            <text:p>1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Pozo</text:p>
          </table:table-cell>
          <table:table-cell office:value-type="float" office:value="1012792" calcext:value-type="float">
            <text:p>1012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Pozo</text:p>
          </table:table-cell>
          <table:table-cell office:value-type="float" office:value="1012792" calcext:value-type="float">
            <text:p>101279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R. Duarte</text:p>
          </table:table-cell>
          <table:table-cell office:value-type="float" office:value="10449195" calcext:value-type="float">
            <text:p>104491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Raíllo</text:p>
          </table:table-cell>
          <table:table-cell office:value-type="float" office:value="5025810" calcext:value-type="float">
            <text:p>50258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Rakitić</text:p>
          </table:table-cell>
          <table:table-cell office:value-type="float" office:value="41144212" calcext:value-type="float">
            <text:p>411442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Rakitić</text:p>
          </table:table-cell>
          <table:table-cell office:value-type="float" office:value="24294967" calcext:value-type="float">
            <text:p>242949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Ramazani</text:p>
          </table:table-cell>
          <table:table-cell office:value-type="float" office:value="12681746" calcext:value-type="float">
            <text:p>1268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Ramazani</text:p>
          </table:table-cell>
          <table:table-cell office:value-type="float" office:value="7681746" calcext:value-type="float">
            <text:p>7681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Raphinha</text:p>
          </table:table-cell>
          <table:table-cell office:value-type="float" office:value="38010431" calcext:value-type="float">
            <text:p>380104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Raphinha</text:p>
          </table:table-cell>
          <table:table-cell office:value-type="float" office:value="14642181" calcext:value-type="float">
            <text:p>1464218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Reinildo</text:p>
          </table:table-cell>
          <table:table-cell office:value-type="float" office:value="1753628" calcext:value-type="float">
            <text:p>1753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Reinildo</text:p>
          </table:table-cell>
          <table:table-cell office:value-type="float" office:value="1387964" calcext:value-type="float">
            <text:p>13879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Rioja</text:p>
          </table:table-cell>
          <table:table-cell office:value-type="float" office:value="50022695" calcext:value-type="float">
            <text:p>500226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Rioja</text:p>
          </table:table-cell>
          <table:table-cell office:value-type="float" office:value="33241050" calcext:value-type="float">
            <text:p>332410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Riquelme</text:p>
          </table:table-cell>
          <table:table-cell office:value-type="float" office:value="9802404" calcext:value-type="float">
            <text:p>98024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Riquelme</text:p>
          </table:table-cell>
          <table:table-cell office:value-type="float" office:value="2219582" calcext:value-type="float">
            <text:p>22195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Roger</text:p>
          </table:table-cell>
          <table:table-cell office:value-type="float" office:value="5000000" calcext:value-type="float">
            <text:p>5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Rubén García</text:p>
          </table:table-cell>
          <table:table-cell office:value-type="float" office:value="7881608" calcext:value-type="float">
            <text:p>78816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Rubén Peña</text:p>
          </table:table-cell>
          <table:table-cell office:value-type="float" office:value="4785746" calcext:value-type="float">
            <text:p>47857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Rubén Peña</text:p>
          </table:table-cell>
          <table:table-cell office:value-type="float" office:value="1895733" calcext:value-type="float">
            <text:p>18957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Rüdiger</text:p>
          </table:table-cell>
          <table:table-cell office:value-type="float" office:value="48806409" calcext:value-type="float">
            <text:p>488064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Rui Silva</text:p>
          </table:table-cell>
          <table:table-cell office:value-type="float" office:value="4724586" calcext:value-type="float">
            <text:p>47245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Sadiq</text:p>
          </table:table-cell>
          <table:table-cell office:value-type="float" office:value="4935485" calcext:value-type="float">
            <text:p>49354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Samu</text:p>
          </table:table-cell>
          <table:table-cell office:value-type="float" office:value="10558227" calcext:value-type="float">
            <text:p>1055822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Samu</text:p>
          </table:table-cell>
          <table:table-cell office:value-type="float" office:value="2162072" calcext:value-type="float">
            <text:p>21620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Jorch579</text:p>
          </table:table-cell>
          <table:table-cell office:value-type="string" calcext:value-type="string">
            <text:p>Samu Costa</text:p>
          </table:table-cell>
          <table:table-cell office:value-type="float" office:value="12015574" calcext:value-type="float">
            <text:p>1201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yo Cayetano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Samu Costa</text:p>
          </table:table-cell>
          <table:table-cell office:value-type="float" office:value="12015574" calcext:value-type="float">
            <text:p>1201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Samu Costa</text:p>
          </table:table-cell>
          <table:table-cell office:value-type="float" office:value="4015574" calcext:value-type="float">
            <text:p>401557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orch579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San Emeterio</text:p>
          </table:table-cell>
          <table:table-cell office:value-type="float" office:value="2200628" calcext:value-type="float">
            <text:p>22006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Sandro</text:p>
          </table:table-cell>
          <table:table-cell office:value-type="float" office:value="1261439" calcext:value-type="float">
            <text:p>12614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Sandro</text:p>
          </table:table-cell>
          <table:table-cell office:value-type="float" office:value="1000000" calcext:value-type="float">
            <text:p>1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Sandro</text:p>
          </table:table-cell>
          <table:table-cell office:value-type="float" office:value="1000000" calcext:value-type="float">
            <text:p>1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Saúl</text:p>
          </table:table-cell>
          <table:table-cell office:value-type="float" office:value="10560128" calcext:value-type="float">
            <text:p>1056012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Saúl</text:p>
          </table:table-cell>
          <table:table-cell office:value-type="float" office:value="7000496" calcext:value-type="float">
            <text:p>7000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Saúl</text:p>
          </table:table-cell>
          <table:table-cell office:value-type="float" office:value="7000496" calcext:value-type="float">
            <text:p>70004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Savic</text:p>
          </table:table-cell>
          <table:table-cell office:value-type="float" office:value="21263549" calcext:value-type="float">
            <text:p>212635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Sávio</text:p>
          </table:table-cell>
          <table:table-cell office:value-type="float" office:value="94327995" calcext:value-type="float">
            <text:p>943279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Sávio</text:p>
          </table:table-cell>
          <table:table-cell office:value-type="float" office:value="78791578" calcext:value-type="float">
            <text:p>7879157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Sávio</text:p>
          </table:table-cell>
          <table:table-cell office:value-type="float" office:value="38943362" calcext:value-type="float">
            <text:p>389433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Sávio</text:p>
          </table:table-cell>
          <table:table-cell office:value-type="float" office:value="30284561" calcext:value-type="float">
            <text:p>302845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Sávio</text:p>
          </table:table-cell>
          <table:table-cell office:value-type="float" office:value="8988337" calcext:value-type="float">
            <text:p>89883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Sergio Ramos</text:p>
          </table:table-cell>
          <table:table-cell office:value-type="float" office:value="14279379" calcext:value-type="float">
            <text:p>142793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Sivera</text:p>
          </table:table-cell>
          <table:table-cell office:value-type="float" office:value="10174548" calcext:value-type="float">
            <text:p>10174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Sivera</text:p>
          </table:table-cell>
          <table:table-cell office:value-type="float" office:value="9074548" calcext:value-type="float">
            <text:p>90745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Sow</text:p>
          </table:table-cell>
          <table:table-cell office:value-type="float" office:value="9564807" calcext:value-type="float">
            <text:p>9564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Sow</text:p>
          </table:table-cell>
          <table:table-cell office:value-type="float" office:value="9564807" calcext:value-type="float">
            <text:p>95648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Starfelt</text:p>
          </table:table-cell>
          <table:table-cell office:value-type="float" office:value="9323597" calcext:value-type="float">
            <text:p>932359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Stuani</text:p>
          </table:table-cell>
          <table:table-cell office:value-type="float" office:value="10580316" calcext:value-type="float">
            <text:p>10580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Stuani</text:p>
          </table:table-cell>
          <table:table-cell office:value-type="float" office:value="10580316" calcext:value-type="float">
            <text:p>105803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ATS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Suso</text:p>
          </table:table-cell>
          <table:table-cell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Tapia</text:p>
          </table:table-cell>
          <table:table-cell office:value-type="float" office:value="9441434" calcext:value-type="float">
            <text:p>944143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Tapia</text:p>
          </table:table-cell>
          <table:table-cell office:value-type="float" office:value="1200000" calcext:value-type="float">
            <text:p>12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Al-bert Ibn al-Ettif</text:p>
          </table:table-cell>
          <table:table-cell office:value-type="string" calcext:value-type="string">
            <text:p>Terrats</text:p>
          </table:table-cell>
          <table:table-cell office:value-type="float" office:value="5250000" calcext:value-type="float">
            <text:p>525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Terrats</text:p>
          </table:table-cell>
          <table:table-cell office:value-type="float" office:value="2700000" calcext:value-type="float">
            <text:p>27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Terrats</text:p>
          </table:table-cell>
          <table:table-cell office:value-type="float" office:value="824859" calcext:value-type="float">
            <text:p>82485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ayo Cayetano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Trejo</text:p>
          </table:table-cell>
          <table:table-cell office:value-type="float" office:value="10760018" calcext:value-type="float">
            <text:p>10760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RATS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Trejo</text:p>
          </table:table-cell>
          <table:table-cell office:value-type="float" office:value="10760018" calcext:value-type="float">
            <text:p>107600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Tsygankov</text:p>
          </table:table-cell>
          <table:table-cell office:value-type="float" office:value="42061295" calcext:value-type="float">
            <text:p>420612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Tsygankov</text:p>
          </table:table-cell>
          <table:table-cell office:value-type="float" office:value="35132636" calcext:value-type="float">
            <text:p>3513263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Valjent</text:p>
          </table:table-cell>
          <table:table-cell office:value-type="float" office:value="16071258" calcext:value-type="float">
            <text:p>160712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Valles</text:p>
          </table:table-cell>
          <table:table-cell office:value-type="float" office:value="30349976" calcext:value-type="float">
            <text:p>303499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Vallés</text:p>
          </table:table-cell>
          <table:table-cell office:value-type="float" office:value="10048748" calcext:value-type="float">
            <text:p>10048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Vallés</text:p>
          </table:table-cell>
          <table:table-cell office:value-type="float" office:value="10048748" calcext:value-type="float">
            <text:p>100487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Valverde</text:p>
          </table:table-cell>
          <table:table-cell office:value-type="float" office:value="89013711" calcext:value-type="float">
            <text:p>89013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Valverde</text:p>
          </table:table-cell>
          <table:table-cell office:value-type="float" office:value="89013711" calcext:value-type="float">
            <text:p>890137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Valverde</text:p>
          </table:table-cell>
          <table:table-cell office:value-type="float" office:value="72508469" calcext:value-type="float">
            <text:p>7250846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Vesga</text:p>
          </table:table-cell>
          <table:table-cell office:value-type="float" office:value="25429200" calcext:value-type="float">
            <text:p>25429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Vesga</text:p>
          </table:table-cell>
          <table:table-cell office:value-type="float" office:value="25429200" calcext:value-type="float">
            <text:p>254292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Vinícius Jr</text:p>
          </table:table-cell>
          <table:table-cell office:value-type="float" office:value="105714956" calcext:value-type="float">
            <text:p>1057149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Vinícius Jr</text:p>
          </table:table-cell>
          <table:table-cell office:value-type="float" office:value="75284339" calcext:value-type="float">
            <text:p>7528433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Vivian</text:p>
          </table:table-cell>
          <table:table-cell office:value-type="float" office:value="21499631" calcext:value-type="float">
            <text:p>2149963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Vivian</text:p>
          </table:table-cell>
          <table:table-cell office:value-type="float" office:value="21230345" calcext:value-type="float">
            <text:p>212303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porting de Cananú</text:p>
          </table:table-cell>
          <table:table-cell office:value-type="string" calcext:value-type="string">
            <text:p>Ensaimada City</text:p>
          </table:table-cell>
          <table:table-cell office:value-type="string" calcext:value-type="string">
            <text:p>Willian José</text:p>
          </table:table-cell>
          <table:table-cell office:value-type="float" office:value="13500000" calcext:value-type="float">
            <text:p>135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-bert Ibn al-Ettif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Willian José</text:p>
          </table:table-cell>
          <table:table-cell office:value-type="float" office:value="7232787" calcext:value-type="float">
            <text:p>723278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Willian José</text:p>
          </table:table-cell>
          <table:table-cell office:value-type="float" office:value="6887285" calcext:value-type="float">
            <text:p>68872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Witsel</text:p>
          </table:table-cell>
          <table:table-cell office:value-type="float" office:value="17077415" calcext:value-type="float">
            <text:p>170774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lpu7</text:p>
          </table:table-cell>
          <table:table-cell office:value-type="string" calcext:value-type="string">
            <text:p>Tugoressss</text:p>
          </table:table-cell>
          <table:table-cell office:value-type="string" calcext:value-type="string">
            <text:p>Witsel</text:p>
          </table:table-cell>
          <table:table-cell office:value-type="float" office:value="13381976" calcext:value-type="float">
            <text:p>133819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Yan Couto</text:p>
          </table:table-cell>
          <table:table-cell office:value-type="float" office:value="8854646" calcext:value-type="float">
            <text:p>885464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Payo Cayetano</text:p>
          </table:table-cell>
          <table:table-cell office:value-type="string" calcext:value-type="string">
            <text:p>Yuri</text:p>
          </table:table-cell>
          <table:table-cell office:value-type="float" office:value="11111111" calcext:value-type="float">
            <text:p>11111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Yuri</text:p>
          </table:table-cell>
          <table:table-cell office:value-type="float" office:value="11111111" calcext:value-type="float">
            <text:p>111111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Sporting de Cananú</text:p>
          </table:table-cell>
          <table:table-cell office:value-type="string" calcext:value-type="string">
            <text:p>Zaldua</text:p>
          </table:table-cell>
          <table:table-cell office:value-type="float" office:value="1000000" calcext:value-type="float">
            <text:p>1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akinaone</text:p>
          </table:table-cell>
          <table:table-cell office:value-type="string" calcext:value-type="string">
            <text:p>PRATS</text:p>
          </table:table-cell>
          <table:table-cell office:value-type="string" calcext:value-type="string">
            <text:p>Zubeldia</text:p>
          </table:table-cell>
          <table:table-cell office:value-type="float" office:value="20062154" calcext:value-type="float">
            <text:p>20062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ugoressss</text:p>
          </table:table-cell>
          <table:table-cell office:value-type="string" calcext:value-type="string">
            <text:p>makinaone</text:p>
          </table:table-cell>
          <table:table-cell office:value-type="string" calcext:value-type="string">
            <text:p>Zubeldia</text:p>
          </table:table-cell>
          <table:table-cell office:value-type="float" office:value="20062154" calcext:value-type="float">
            <text:p>200621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saimada City</text:p>
          </table:table-cell>
          <table:table-cell office:value-type="string" calcext:value-type="string">
            <text:p>muletjr10</text:p>
          </table:table-cell>
          <table:table-cell office:value-type="string" calcext:value-type="string">
            <text:p>Zubimendi</text:p>
          </table:table-cell>
          <table:table-cell office:value-type="float" office:value="42104376" calcext:value-type="float">
            <text:p>421043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muletjr10</text:p>
          </table:table-cell>
          <table:table-cell office:value-type="string" calcext:value-type="string">
            <text:p>Elpu7</text:p>
          </table:table-cell>
          <table:table-cell office:value-type="string" calcext:value-type="string">
            <text:p>Zubimendi</text:p>
          </table:table-cell>
          <table:table-cell office:value-type="float" office:value="40000000" calcext:value-type="float">
            <text:p>40000000</text:p>
          </table:table-cell>
          <table:table-cell table:number-columns-repeated="9"/>
        </table:table-row>
        <table:table-row table:style-name="ro1" table:number-rows-repeated="104819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Hoja1.I3:Hoja1.I12 Hoja1.L3:Hoja1.L12">
            <calcext:condition calcext:apply-style-name="Red color" calcext:value="&lt;0" calcext:base-cell-address="Hoja1.I3"/>
          </calcext:conditional-format>
        </calcext:conditional-formats>
      </table:table>
      <table:named-expressions/>
      <table:database-ranges>
        <table:database-range table:name="__Anonymous_Sheet_DB__0" table:target-range-address="Hoja1.A2:Hoja1.D380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6">
      <number:number number:decimal-places="18" number:min-decimal-places="18" number:min-integer-digits="1"/>
    </number:number-style>
    <number:currency-style style:name="N10111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11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11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_20_color" style:display-name="Red color" style:family="table-cell" style:parent-style-name="Default">
      <style:table-cell-properties style:diagonal-bl-tr="none" style:diagonal-tl-br="none"/>
      <style:text-properties fo:color="#c9211e"/>
    </style:style>
    <style:style style:name="Sin_20_título1" style:display-name="Sin título1" style:family="table-cell" style:parent-style-name="Default">
      <style:text-properties fo:color="#c9211e" style:text-outline="false"/>
    </style:style>
    <style:style style:name="Sin_20_título2" style:display-name="Sin título2" style:family="table-cell" style:parent-style-name="Default">
      <style:text-properties fo:color="#c9211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04T13:21:54.615000000</meta:creation-date>
    <dc:date>2024-03-04T15:51:10.515000000</dc:date>
    <meta:editing-duration>PT2H29M11S</meta:editing-duration>
    <meta:editing-cycles>11</meta:editing-cycles>
    <meta:generator>LibreOffice/7.5.0.3$Windows_X86_64 LibreOffice_project/c21113d003cd3efa8c53188764377a8272d9d6de</meta:generator>
    <meta:document-statistic meta:table-count="1" meta:cell-count="1905" meta:object-count="0"/>
  </office:meta>
</office:document-meta>
</file>